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FMono-Regular" svg:font-family="SFMono-Regular, Consolas, 'Liberation Mono', Menlo, Courier, monospace"/>
    <style:font-face style:name="monospace" svg:font-family="monospace"/>
    <style:font-face style:name="Times New Roman1" svg:font-family="'Times New Roman'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style:font-name="Times New Roman1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1" fo:font-size="12pt" style:text-underline-style="none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1" fo:font-size="11pt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font-name="monospace" fo:font-size="11pt" fo:letter-spacing="normal" fo:font-style="normal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monospace" fo:font-size="11pt" fo:letter-spacing="normal" fo:font-style="normal" fo:font-weight="normal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1pt" fo:letter-spacing="normal" fo:font-style="normal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P12" style:family="paragraph" style:parent-style-name="Preformatted_20_Text">
      <style:text-properties fo:font-size="11pt" style:font-size-asian="11pt" style:font-size-complex="11pt"/>
    </style:style>
    <style:style style:name="P13" style:family="paragraph" style:parent-style-name="Preformatted_20_Text">
      <style:paragraph-properties loext:contextual-spacing="false" fo:margin-top="0cm" fo:margin-bottom="0.499cm"/>
      <style:text-properties fo:font-size="11pt" style:font-size-asian="11pt" style:font-size-complex="11pt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font-name="monospace" fo:font-size="11pt" fo:letter-spacing="normal" fo:font-style="normal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1pt" fo:letter-spacing="normal" fo:font-style="normal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P17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1" fo:font-size="11pt" fo:letter-spacing="normal" fo:font-style="normal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1" fo:font-size="12pt" fo:letter-spacing="normal" fo:font-style="normal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Times New Roman1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20" style:family="paragraph" style:parent-style-name="Standard">
      <style:paragraph-properties fo:text-align="start" style:justify-single-word="false" fo:orphans="2" fo:widows="2"/>
      <style:text-properties style:font-name="Times New Roman1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3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Times New Roman1" fo:font-size="11pt" fo:letter-spacing="normal" fo:font-style="normal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P24" style:family="paragraph" style:parent-style-name="Preformatted_20_Text">
      <style:paragraph-properties fo:orphans="2" fo:widows="2"/>
      <style:text-properties fo:font-variant="normal" fo:text-transform="none" fo:color="#000000" fo:font-size="11pt" fo:letter-spacing="normal" fo:font-style="normal" fo:font-weight="normal" style:font-size-asian="11pt" style:font-size-complex="11pt"/>
    </style:style>
    <style:style style:name="P25" style:family="paragraph" style:parent-style-name="Preformatted_20_Text">
      <style:paragraph-properties fo:orphans="2" fo:widows="2"/>
      <style:text-properties fo:font-variant="normal" fo:text-transform="none" fo:color="#000000" fo:font-size="11pt" fo:letter-spacing="normal" style:font-size-asian="11pt" style:font-size-complex="11pt"/>
    </style:style>
    <style:style style:name="P26" style:family="paragraph" style:parent-style-name="Preformatted_20_Text">
      <style:paragraph-properties fo:orphans="2" fo:widows="2"/>
    </style:style>
    <style:style style:name="P27" style:family="paragraph" style:parent-style-name="Preformatted_20_Text">
      <style:paragraph-properties fo:orphans="2" fo:widows="2"/>
      <style:text-properties fo:font-size="11pt" style:font-size-asian="11pt" style:font-size-complex="11pt"/>
    </style:style>
    <style:style style:name="P28" style:family="paragraph" style:parent-style-name="Preformatted_20_Text">
      <style:paragraph-properties fo:margin-top="0cm" fo:margin-bottom="0.499cm" fo:orphans="2" fo:widows="2"/>
      <style:text-properties fo:font-variant="normal" fo:text-transform="none" fo:color="#000000" fo:font-size="11pt" fo:letter-spacing="normal" fo:font-style="normal" fo:font-weight="normal" style:font-size-asian="11pt" style:font-size-complex="11pt"/>
    </style:style>
    <style:style style:name="T1" style:family="text">
      <style:text-properties style:font-name="Times New Roman1" style:font-name-asian="Times New Roman1" style:font-name-complex="Times New Roman1"/>
    </style:style>
    <style:style style:name="T2" style:family="text">
      <style:text-properties style:font-name="Times New Roman1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3" style:family="text">
      <style:text-properties style:font-name="Times New Roman1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style:font-name="Times New Roman1" fo:font-size="11pt" style:font-name-asian="Times New Roman1" style:font-size-asian="11pt" style:font-name-complex="Times New Roman1" style:font-size-complex="11pt"/>
    </style:style>
    <style:style style:name="T5" style:family="text">
      <style:text-properties fo:font-variant="normal" fo:text-transform="none" fo:color="#6f42c1" style:font-name="SFMono-Regular" fo:font-size="11pt" fo:letter-spacing="normal" fo:font-style="normal" fo:font-weight="normal" style:font-name-asian="Times New Roman1" style:font-size-asian="11pt" style:font-name-complex="Times New Roman1" style:font-size-complex="11pt"/>
    </style:style>
    <style:style style:name="T6" style:family="text">
      <style:text-properties fo:font-variant="normal" fo:text-transform="none" fo:color="#24292e" style:font-name="SFMono-Regular" fo:letter-spacing="normal" fo:font-style="normal" fo:font-weight="normal" style:font-name-asian="Times New Roman1" style:font-name-complex="Times New Roman1"/>
    </style:style>
    <style:style style:name="T7" style:family="text">
      <style:text-properties fo:font-variant="normal" fo:text-transform="none" fo:color="#24292e" style:font-name="SFMono-Regular" fo:font-size="11pt" fo:letter-spacing="normal" fo:font-style="normal" fo:font-weight="normal" style:font-name-asian="Times New Roman1" style:font-size-asian="11pt" style:font-name-complex="Times New Roman1" style:font-size-complex="11pt"/>
    </style:style>
    <style:style style:name="T8" style:family="text">
      <style:text-properties fo:font-variant="normal" fo:text-transform="none" fo:color="#24292e" style:font-name="SFMono-Regular" fo:font-size="11pt" fo:letter-spacing="normal" fo:font-style="normal" fo:font-weight="normal" style:font-size-asian="11pt" style:font-size-complex="11pt"/>
    </style:style>
    <style:style style:name="T9" style:family="text">
      <style:text-properties fo:font-variant="normal" fo:text-transform="none" fo:color="#d73a49" style:font-name="SFMono-Regular" fo:letter-spacing="normal" fo:font-style="normal" fo:font-weight="normal" style:font-name-asian="Times New Roman1" style:font-name-complex="Times New Roman1"/>
    </style:style>
    <style:style style:name="T10" style:family="text">
      <style:text-properties fo:font-variant="normal" fo:text-transform="none" fo:color="#000000" style:font-name="monospace" fo:letter-spacing="normal" fo:font-style="normal"/>
    </style:style>
    <style:style style:name="T11" style:family="text">
      <style:text-properties fo:font-variant="normal" fo:text-transform="none" fo:color="#000000" style:font-name="monospace" fo:font-size="11pt" fo:letter-spacing="normal" fo:font-style="normal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T12" style:family="text">
      <style:text-properties fo:font-variant="normal" fo:text-transform="none" fo:color="#000000" style:font-name="monospace" fo:font-size="11pt" fo:letter-spacing="normal" fo:font-style="normal" fo:font-weight="normal" style:font-size-asian="11pt" style:font-size-complex="11pt"/>
    </style:style>
    <style:style style:name="T13" style:family="text">
      <style:text-properties fo:font-variant="normal" fo:text-transform="none" fo:color="#000000" style:font-name="Times New Roman" fo:letter-spacing="normal" fo:font-style="normal"/>
    </style:style>
    <style:style style:name="T14" style:family="text">
      <style:text-properties fo:font-variant="normal" fo:text-transform="none" fo:color="#000000" fo:letter-spacing="normal"/>
    </style:style>
    <style:style style:name="T15" style:family="text">
      <style:text-properties fo:font-variant="normal" fo:text-transform="none" fo:color="#000000" fo:letter-spacing="normal" fo:font-style="normal" fo:font-weight="normal"/>
    </style:style>
    <style:style style:name="T16" style:family="text">
      <style:text-properties fo:font-variant="normal" fo:text-transform="none" fo:color="#032f62" style:font-name="SFMono-Regular" fo:font-size="11pt" fo:letter-spacing="normal" fo:font-style="normal" fo:font-weight="normal" style:font-size-asian="11pt" style:font-size-complex="11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underline-style="none"/>
    </style:style>
    <style:style style:name="T19" style:family="text">
      <style:text-properties style:font-name="Times New Roman"/>
    </style:style>
    <style:style style:name="T20" style:family="text">
      <style:text-properties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OMIKI Clément</text:p>
      <text:p text:style-name="P2">LEBLON Alexandre</text:p>
      <text:p text:style-name="P1">GO MOKU</text:p>
      <text:p text:style-name="P2"/>
      <text:p text:style-name="P22">But du projet: </text:p>
      <text:p text:style-name="P2"/>
      <text:p text:style-name="P2">Le but de ce projet est de créer un programme qui joue à un jeu qui se joue à deux appelé go moku.</text:p>
      <text:p text:style-name="P2">Ce jeu est un jeu de plateau (comme les échecs) qui consiste à aligner 5 pions d'une même couleur en verticale, horizontale ou diagonale sans que la joueur adverse ne réussisse avant vous.</text:p>
      <text:p text:style-name="P2">Nous devons donc réaliser un programme capable d'aligner des pions et de bloquer son adversaire lorsque c'est nécessaire.</text:p>
      <text:p text:style-name="P2">Nous avons choisi de coder en C et le programme est donc composé de plusieurs fichiers interdépendants.</text:p>
      <text:p text:style-name="P2"/>
      <text:p text:style-name="P2"/>
      <text:p text:style-name="P22">Liste des fichiers qui composent le projet:</text:p>
      <text:p text:style-name="P2"/>
      <text:p text:style-name="P21">-makefile</text:p>
      <text:p text:style-name="P21"/>
      <text:p text:style-name="P21">-alignement.h</text:p>
      <text:p text:style-name="P21">-arbre.h</text:p>
      <text:p text:style-name="P21">-constantes.h</text:p>
      <text:p text:style-name="P21">-joueur.h</text:p>
      <text:p text:style-name="P21">-liste_alignements.h</text:p>
      <text:p text:style-name="P21">-tableau.h</text:p>
      <text:p text:style-name="P21"/>
      <text:p text:style-name="P21">-arbre.c</text:p>
      <text:p text:style-name="P21">-alignement.c</text:p>
      <text:p text:style-name="P21">-joueur.c</text:p>
      <text:p text:style-name="P21">-liste_alignements.c</text:p>
      <text:p text:style-name="P21">-main.c</text:p>
      <text:p text:style-name="P21">-tableau.c</text:p>
      <text:p text:style-name="P2"/>
      <text:p text:style-name="P2"/>
      <text:p text:style-name="P22">Explication du contenu de chaque fichier:</text:p>
      <text:p text:style-name="P2"/>
      <text:p text:style-name="P4">●makefile</text:p>
      <text:p text:style-name="P4"/>
      <text:p text:style-name="P4"><text:s text:c="2"/>Ce fichier nous permet de compiler l'ensemble des fichiers du projet en tapant simplement «make»</text:p>
      <text:p text:style-name="P4"><text:s text:c="2"/>dans le terminal.</text:p>
      <text:p text:style-name="P4"/>
      <text:p text:style-name="P4"><text:s text:c="2"/>Son code est: </text:p>
      <text:p text:style-name="P3"><text:span text:style-name="T2"><text:s text:c="2"/></text:span><text:span text:style-name="T5">a.out</text:span><text:span text:style-name="T7">: alignement.c arbre.c joueur.c liste_alignements.c main.c tableau.c</text:span><text:span text:style-name="T4"> </text:span></text:p>
      <text:p text:style-name="P7"><text:span text:style-name="T3"><text:s text:c="2"/><text:tab/></text:span><text:span text:style-name="T6">gcc </text:span><text:span text:style-name="T9">*</text:span><text:span text:style-name="T6">.c</text:span><text:span text:style-name="T1"> </text:span></text:p>
      <text:p text:style-name="P4"/>
      <text:p text:style-name="P4"><text:s text:c="2"/>La première ligne indique les fichiers à compiler tandis que la deuxième indique la commande</text:p>
      <text:p text:style-name="P4"><text:s text:c="2"/>utilisée pour la compilation («*.c» signifie tous les fichiers dont le nom se termine par «.c»).</text:p>
      <text:p text:style-name="P4"/>
      <text:p text:style-name="P4"/>
      <text:p text:style-name="P4">●constantes.h</text:p>
      <text:p text:style-name="P4"/>
      <text:p text:style-name="P4"><text:soft-page-break/><text:s text:c="2"/>Ce fichier contient la déclaration de 2 constantes qui sont N (la taille du plateau est N*N) et BUT</text:p>
      <text:p text:style-name="P4"><text:s text:c="2"/>qui est le nombre de pions à aligner pour qu'un joueur gagne.</text:p>
      <text:p text:style-name="P4"/>
      <text:p text:style-name="P4"><text:s text:c="2"/>Son code est:</text:p>
      <text:p text:style-name="P4"/>
      <text:p text:style-name="P3"><text:span text:style-name="T2"><text:s text:c="2"/></text:span><text:span text:style-name="T12">#define N 8 </text:span></text:p>
      <text:p text:style-name="P3"><text:span text:style-name="T12"><text:s/>#define BUT 5 </text:span><text:span text:style-name="T17"><text:line-break/></text:span></text:p>
      <text:p text:style-name="P6"><text:s text:c="2"/></text:p>
      <text:p text:style-name="P4">●joueur.h</text:p>
      <text:p text:style-name="P4"/>
      <text:p text:style-name="P4"><text:s text:c="2"/>Ce fichier comporte les déclarations de type et de méthode utilisées dans joueur.c (et ailleurs).</text:p>
      <text:p text:style-name="P4"/>
      <text:p text:style-name="P4"><text:s text:c="2"/>Son code est:</text:p>
      <text:p text:style-name="P4"/>
      <text:p text:style-name="P8"><text:s/>typedef enum joueur </text:p>
      <text:p text:style-name="P8"><text:s text:c="2"/>{NOIR, BLANC, VIDE} </text:p>
      <text:p text:style-name="P8"><text:s text:c="2"/>Joueur; </text:p>
      <text:p text:style-name="P8"/>
      <text:p text:style-name="P8"><text:s/>void </text:p>
      <text:p text:style-name="P8"><text:s/>print_joueur(Joueur couleur); </text:p>
      <text:p text:style-name="P4"/>
      <text:p text:style-name="P4"><text:s text:c="2"/>On déclare le type Joueur qui peut valoir NOIR, BLANC ou VIDE ainsi que la fonction</text:p>
      <text:p text:style-name="P4"><text:s text:c="2"/>print_joueur dont nous verrons l'utilité dans joueur.c.</text:p>
      <text:p text:style-name="P4"/>
      <text:p text:style-name="P4"/>
      <text:p text:style-name="P4">●joueur.c</text:p>
      <text:p text:style-name="P4"/>
      <text:p text:style-name="P4"><text:s text:c="2"/>Ce fichier comporte le corps de la fonction print_joueur qui a été déclarée dans joueur.h </text:p>
      <text:p text:style-name="P4"/>
      <text:p text:style-name="P4"><text:s text:c="2"/>-On inclus bien sûr stdio.h et joueur.h pour pouvoir utiliser leur contenu (notamment le type</text:p>
      <text:p text:style-name="P4"><text:s text:c="3"/>Joueur que l'on a défini dans joueur.h).</text:p>
      <text:p text:style-name="P4"/>
      <text:p text:style-name="P8"><text:s text:c="2"/>#include &lt;stdio.h&gt; </text:p>
      <text:p text:style-name="P8"><text:s text:c="2"/>#include "joueur.h"</text:p>
      <text:p text:style-name="P4"/>
      <text:p text:style-name="P4"><text:s text:c="2"/>-La procédure print_joueur permet simplement d'afficher dans le terminal x, o ou . en fonction de</text:p>
      <text:p text:style-name="P4"><text:s text:c="3"/>la couleur qui a été passée en paramètre.</text:p>
      <text:p text:style-name="P4"/>
      <text:p text:style-name="P4"><text:s text:c="3"/>Son code est:</text:p>
      <text:p text:style-name="P8"/>
      <text:p text:style-name="P8"><text:s text:c="2"/>void </text:p>
      <text:p text:style-name="P8"><text:s text:c="2"/>print_joueur(Joueur couleur) </text:p>
      <text:p text:style-name="P8"><text:s text:c="2"/>{ </text:p>
      <text:p text:style-name="P8"><text:s text:c="3"/>if (couleur == NOIR) </text:p>
      <text:p text:style-name="P8"><text:s text:c="3"/><text:tab/>printf("x "); </text:p>
      <text:p text:style-name="P8"><text:s text:c="3"/>else if (couleur == BLANC) </text:p>
      <text:p text:style-name="P8"><text:s text:c="2"/><text:tab/>printf("o "); </text:p>
      <text:p text:style-name="P8"><text:s text:c="3"/>else if (couleur == VIDE)</text:p>
      <text:p text:style-name="P8"><text:s text:c="2"/><text:tab/>printf(". ");</text:p>
      <text:p text:style-name="P8"><text:s text:c="3"/>else</text:p>
      <text:p text:style-name="P3"><text:span text:style-name="T11"><text:s text:c="2"/><text:tab/>printf(</text:span><text:span text:style-name="T16">"E "</text:span><text:span text:style-name="T8">)</text:span><text:span text:style-name="T17"> </text:span><text:span text:style-name="T11">; </text:span></text:p>
      <text:p text:style-name="P8"><text:s text:c="2"/>} </text:p>
      <text:p text:style-name="P4"/>
      <text:p text:style-name="P4"><text:soft-page-break/></text:p>
      <text:p text:style-name="P4">●alignement.h</text:p>
      <text:p text:style-name="P4"/>
      <text:p text:style-name="P4"><text:s text:c="2"/>Ce fichier comporte les déclarations de type et de méthodes utilisées dans arbre.c (et ailleurs).</text:p>
      <text:p text:style-name="P4"/>
      <text:p text:style-name="P4"><text:s text:c="2"/>Son code est:</text:p>
      <text:p text:style-name="P4"/>
      <text:p text:style-name="P9"><text:s/>typedef struct alignement </text:p>
      <text:p text:style-name="P9"><text:s/>{ <text:s/></text:p>
      <text:p text:style-name="P9"><text:s text:c="3"/>Joueur couleur; </text:p>
      <text:p text:style-name="P9"><text:s text:c="3"/>int nombre; </text:p>
      <text:p text:style-name="P9"><text:s/>} Alignement; </text:p>
      <text:p text:style-name="P9"/>
      <text:p text:style-name="P9"><text:s/>Alignement </text:p>
      <text:p text:style-name="P9"><text:s/>nouvel_alignement(Joueur couleur, int nombre); </text:p>
      <text:p text:style-name="P9"/>
      <text:p text:style-name="P9"><text:s/>void </text:p>
      <text:p text:style-name="P9"><text:s/>print_Alignement(Alignement align); </text:p>
      <text:p text:style-name="P4"/>
      <text:p text:style-name="P4"><text:s text:c="2"/>On déclare le type «alignement» qui est composé d'un Joueur (couleur) ainsi que d'un entier </text:p>
      <text:p text:style-name="P4"><text:s text:c="2"/>(nombre).</text:p>
      <text:p text:style-name="P4"/>
      <text:p text:style-name="P4"><text:s text:c="2"/>Suivent ensuite la déclaration de la fonction nouvel_alignement et de la procédure</text:p>
      <text:p text:style-name="P4"><text:s text:c="2"/>print_Alignement dont nous verrons l'utilité dans alignement.c.</text:p>
      <text:p text:style-name="P4"/>
      <text:p text:style-name="P4"/>
      <text:p text:style-name="P4">●alignement.c</text:p>
      <text:p text:style-name="P4"/>
      <text:p text:style-name="P4"><text:s text:c="2"/>Ce fichier comporte le corps des fonctions déclarées dans le fichier alignement.h.</text:p>
      <text:p text:style-name="P8"/>
      <text:p text:style-name="P10"><text:s text:c="2"/>-On inclus bien sûr les fichiers stdio.h, joueur.h ainsi que alignement.h pour pouvoir utiliser leur</text:p>
      <text:p text:style-name="P10"><text:s text:c="3"/>contenu.</text:p>
      <text:p text:style-name="P10"/>
      <text:p text:style-name="P8"><text:s text:c="2"/>#include &lt;stdio.h&gt; </text:p>
      <text:p text:style-name="P8"><text:s text:c="2"/>#include "joueur.h" </text:p>
      <text:p text:style-name="P8"><text:s text:c="2"/>#include "alignement.h"</text:p>
      <text:p text:style-name="P10"/>
      <text:p text:style-name="P10"><text:s text:c="2"/>-La fonction nouvel_alignement créé un alignement avec comme couleur le Joueur passé en</text:p>
      <text:p text:style-name="P10"><text:s text:c="3"/>paramètre et comme nombre l'entier passé en paramètre et le renvoi.</text:p>
      <text:p text:style-name="P10"/>
      <text:p text:style-name="P4"><text:s text:c="3"/>Son code est:</text:p>
      <text:p text:style-name="P8"/>
      <text:p text:style-name="P8"><text:s text:c="2"/>Alignement </text:p>
      <text:p text:style-name="P8"><text:s text:c="2"/>nouvel_alignement(Joueur couleur, int nombre) </text:p>
      <text:p text:style-name="P8"><text:s text:c="2"/>{ </text:p>
      <text:p text:style-name="P8"><text:s text:c="3"/>Alignement align; </text:p>
      <text:p text:style-name="P8"><text:s text:c="3"/>align.couleur = couleur; </text:p>
      <text:p text:style-name="P8"><text:s text:c="3"/>align.nombre = nombre; </text:p>
      <text:p text:style-name="P8"><text:s text:c="3"/>return align; </text:p>
      <text:p text:style-name="P8"><text:s text:c="2"/>} </text:p>
      <text:p text:style-name="P8"/>
      <text:p text:style-name="P10"><text:s text:c="2"/>-La procédure print_Alignement ne fait qu'afficher un alignement sous la forme :</text:p>
      <text:p text:style-name="P10"><text:s text:c="3"/>[JOUEUR:nombre].</text:p>
      <text:p text:style-name="P10"/>
      <text:p text:style-name="P10"><text:s text:c="3"/>Son code est:</text:p>
      <text:p text:style-name="P10"><text:soft-page-break/></text:p>
      <text:p text:style-name="P8"><text:s text:c="2"/>void </text:p>
      <text:p text:style-name="P8"><text:s text:c="2"/>print_Alignement(Alignement align) </text:p>
      <text:p text:style-name="P8"><text:s text:c="2"/>{ </text:p>
      <text:p text:style-name="P8"><text:s text:c="3"/>printf("["); </text:p>
      <text:p text:style-name="P8"><text:s text:c="3"/>print_joueur(align.couleur); </text:p>
      <text:p text:style-name="P8"><text:s text:c="3"/>printf(":%d]", align.nombre); </text:p>
      <text:p text:style-name="P8"><text:s text:c="2"/>} </text:p>
      <text:p text:style-name="P10"/>
      <text:p text:style-name="P10"><text:s text:c="2"/>Exemple: [x:3] est un alignement de 3 pions blancs.</text:p>
      <text:p text:style-name="P10"/>
      <text:p text:style-name="P10"/>
      <text:p text:style-name="P4">●liste_alignements.h</text:p>
      <text:p text:style-name="P4"/>
      <text:p text:style-name="P4"><text:s text:c="2"/>Ce fichier comporte les déclarations de type et de méthodes utilisées dans liste_alignements.c (et</text:p>
      <text:p text:style-name="P4"><text:s text:c="2"/>ailleurs).</text:p>
      <text:p text:style-name="P4"/>
      <text:p text:style-name="P4"><text:s text:c="2"/>Son code est:</text:p>
      <text:p text:style-name="P4"/>
      <text:p text:style-name="P8"><text:s/>typedef struct _noeud_liste_align </text:p>
      <text:p text:style-name="P8"><text:s/>{ </text:p>
      <text:p text:style-name="P8"><text:s text:c="2"/>Alignement valeur; </text:p>
      <text:p text:style-name="P8"><text:s text:c="2"/>struct _noeud_liste_align* suivant; </text:p>
      <text:p text:style-name="P8"><text:s/>} NoeudListeAlignements, *ListeAlignements; </text:p>
      <text:p text:style-name="P8"/>
      <text:p text:style-name="P8"><text:s/>Alignement </text:p>
      <text:p text:style-name="P8"><text:s/>premier_element(ListeAlignements list); </text:p>
      <text:p text:style-name="P8"/>
      <text:p text:style-name="P8"><text:s/>ListeAlignements </text:p>
      <text:p text:style-name="P8"><text:s/>nouvelle_liste_vide(void); </text:p>
      <text:p text:style-name="P8"/>
      <text:p text:style-name="P8"><text:s/>ListeAlignements </text:p>
      <text:p text:style-name="P8"><text:s/>nouvelle_liste(Alignement valeur); </text:p>
      <text:p text:style-name="P8"/>
      <text:p text:style-name="P8"><text:s/>ListeAlignements </text:p>
      <text:p text:style-name="P8"><text:s/>ajouter_element_liste(ListeAlignements liste, Alignement element); </text:p>
      <text:p text:style-name="P8"/>
      <text:p text:style-name="P8"><text:s/>void </text:p>
      <text:p text:style-name="P8"><text:s/>print_ListeAlignements(ListeAlignements liste); </text:p>
      <text:p text:style-name="P4"/>
      <text:p text:style-name="P4"><text:s text:c="2"/>On déclare le type _<text:span text:style-name="T18">noeud_liste_align qui est composé d'un alignement (valeur) et d'un pointeur de</text:span></text:p>
      <text:p text:style-name="P5"><text:s text:c="2"/>_noeud_liste_align (suivant) ce qui signifie que le type _noeud_liste_align est assimilable à une</text:p>
      <text:p text:style-name="P5"><text:s text:c="2"/>liste chaînée.</text:p>
      <text:p text:style-name="P5"/>
      <text:p text:style-name="P5"><text:s text:c="2"/>NoeudListeAlignements est un alias vers un _noeud_liste_align tandis que ListeAlignements est </text:p>
      <text:p text:style-name="P5"><text:s text:c="2"/>alias vers un pointeur de _noeud_liste_align.</text:p>
      <text:p text:style-name="P4"/>
      <text:p text:style-name="P4"><text:s text:c="2"/>Suivent les déclarations de premier_element, nouvelle_liste_vide, nouvelle_liste,</text:p>
      <text:p text:style-name="P4"><text:s text:c="2"/>ajouter_element_liste et print_listeAlignements dont nous verrons l'utilité dans</text:p>
      <text:p text:style-name="P4"><text:s text:c="2"/>liste_alignements.c.</text:p>
      <text:p text:style-name="P4"/>
      <text:p text:style-name="P4"/>
      <text:p text:style-name="P4">●liste_alignements.c</text:p>
      <text:p text:style-name="P4"/>
      <text:p text:style-name="P4"><text:s text:c="2"/>Ce fichier comporte le corps des méthode déclarées dans le fichier liste_alignements.h.</text:p>
      <text:p text:style-name="P4"><text:soft-page-break/></text:p>
      <text:p text:style-name="P4"><text:s text:c="2"/>-On inclus bien sûr les fichiers stdio.h, stdlib.h, joueur.h, alignement.h et liste_alignements.h pour</text:p>
      <text:p text:style-name="P4"><text:s text:c="3"/>pouvoir utiliser leur contenu.</text:p>
      <text:p text:style-name="P4"/>
      <text:p text:style-name="P8"><text:s text:c="2"/>#include &lt;stdio.h&gt; </text:p>
      <text:p text:style-name="P8"><text:s text:c="2"/>#include &lt;stdlib.h&gt; </text:p>
      <text:p text:style-name="P8"><text:s text:c="2"/>#include "joueur.h" </text:p>
      <text:p text:style-name="P8"><text:s text:c="2"/>#include "alignement.h" </text:p>
      <text:p text:style-name="P8"><text:s text:c="2"/>#include "liste_alignements.h"</text:p>
      <text:p text:style-name="P4"/>
      <text:p text:style-name="P4"><text:s text:c="2"/>-La fonction premier_element renvoie simplement la valeur (qui est un alignement) du</text:p>
      <text:p text:style-name="P4"><text:s text:c="3"/>liste_alignements passé en paramètre.</text:p>
      <text:p text:style-name="P4"/>
      <text:p text:style-name="P4"><text:s text:c="3"/>Son code est:</text:p>
      <text:p text:style-name="P8"/>
      <text:p text:style-name="P8"><text:s text:c="2"/>Alignement </text:p>
      <text:p text:style-name="P8"><text:s text:c="2"/>premier_element(ListeAlignements list) </text:p>
      <text:p text:style-name="P8"><text:s text:c="2"/>{ </text:p>
      <text:p text:style-name="P8"><text:s text:c="3"/>return list-&gt;valeur; </text:p>
      <text:p text:style-name="P8"><text:s text:c="2"/>} </text:p>
      <text:p text:style-name="P4"/>
      <text:p text:style-name="P4"><text:s text:c="2"/>-La fonction nouvelle_liste_vide retourne NULL (le pointeur nul).</text:p>
      <text:p text:style-name="P4"/>
      <text:p text:style-name="P4"><text:s text:c="3"/>Son code est:</text:p>
      <text:p text:style-name="P4"/>
      <text:p text:style-name="P8"><text:s text:c="2"/>ListeAlignements </text:p>
      <text:p text:style-name="P8"><text:s text:c="2"/>nouvelle_liste_vide(void) </text:p>
      <text:p text:style-name="P8"><text:s text:c="2"/>{ </text:p>
      <text:p text:style-name="P8"><text:s text:c="3"/>return NULL; </text:p>
      <text:p text:style-name="P8"><text:s text:c="2"/>} </text:p>
      <text:p text:style-name="P8"/>
      <text:p text:style-name="P4"><text:s text:c="2"/>-La fonction nouvelle_liste crée et retourne un alignement avec pour valeur l'alignement passé en</text:p>
      <text:p text:style-name="P4"><text:s text:c="3"/>paramètre.</text:p>
      <text:p text:style-name="P4"/>
      <text:p text:style-name="P4"><text:s text:c="3"/>Son code est:</text:p>
      <text:p text:style-name="P4"/>
      <text:p text:style-name="P8"><text:s text:c="2"/>ListeAlignements </text:p>
      <text:p text:style-name="P8"><text:s text:c="2"/>nouvelle_liste(Alignement valeur) </text:p>
      <text:p text:style-name="P8"><text:s text:c="2"/>{ </text:p>
      <text:p text:style-name="P8"><text:s text:c="3"/>ListeAlignements list = malloc(sizeof(NoeudListeAlignements)); </text:p>
      <text:p text:style-name="P8"><text:s text:c="3"/>list-&gt;suivant = NULL; </text:p>
      <text:p text:style-name="P8"><text:s text:c="3"/>list-&gt;valeur = valeur; </text:p>
      <text:p text:style-name="P8"><text:s text:c="3"/>return list; </text:p>
      <text:p text:style-name="P8"><text:s text:c="2"/>} </text:p>
      <text:p text:style-name="P4"/>
      <text:p text:style-name="P4"><text:s text:c="2"/>-La fonction ajouter_element_liste créée une liste dont le suivant est le ListeAlignements passé en</text:p>
      <text:p text:style-name="P4"><text:s text:c="3"/>paramètre et dont la valeur est l'Alignement passé en paramètre.</text:p>
      <text:p text:style-name="P4"/>
      <text:p text:style-name="P4"><text:s text:c="3"/>Son code est:</text:p>
      <text:p text:style-name="P4"/>
      <text:p text:style-name="P8"><text:s text:c="2"/>ListeAlignements </text:p>
      <text:p text:style-name="P8"><text:s text:c="2"/>ajouter_element_liste(ListeAlignements liste, Alignement element) </text:p>
      <text:p text:style-name="P8"><text:s text:c="2"/>{ </text:p>
      <text:p text:style-name="P8"><text:s text:c="3"/>ListeAlignements liste2 = nouvelle_liste(element); </text:p>
      <text:p text:style-name="P8"><text:s text:c="3"/>liste2-&gt;suivant = liste; </text:p>
      <text:p text:style-name="P8"><text:soft-page-break/><text:s text:c="3"/>return liste2; </text:p>
      <text:p text:style-name="P8"><text:s text:c="2"/>} </text:p>
      <text:p text:style-name="P4"/>
      <text:p text:style-name="P4"><text:s text:c="2"/>-La procédure print_ListeAlignements affiche le ListeAlignements passé en paramètre sous la</text:p>
      <text:p text:style-name="P4"><text:s text:c="3"/>forme [JOUEUR:nombre]-&gt;[JOUEUR:nombre].</text:p>
      <text:p text:style-name="P4"/>
      <text:p text:style-name="P4"><text:s text:c="3"/>Ex: [x:3]-&gt;[o:3]</text:p>
      <text:p text:style-name="P4"/>
      <text:p text:style-name="P4">●tableau.h</text:p>
      <text:p text:style-name="P4"/>
      <text:p text:style-name="P4"><text:s text:c="2"/>Ce fichier comporte les déclarations de type et de méthodes utilisées dans tableau.c (et</text:p>
      <text:p text:style-name="P4"><text:s text:c="2"/>ailleurs).</text:p>
      <text:p text:style-name="P4"/>
      <text:p text:style-name="P4"><text:s text:c="2"/>Son code est:</text:p>
      <text:p text:style-name="P4"/>
      <text:p text:style-name="P8"><text:s/>typedef Joueur (Tableau)[N][N]; </text:p>
      <text:p text:style-name="P8"/>
      <text:p text:style-name="P8"><text:s/>void </text:p>
      <text:p text:style-name="P8"><text:s/>affiche_tableau(Tableau tab); </text:p>
      <text:p text:style-name="P8"/>
      <text:p text:style-name="P8"><text:s/>Tableau* </text:p>
      <text:p text:style-name="P8"><text:s/>clone_tableau(Tableau tab); </text:p>
      <text:p text:style-name="P4"/>
      <text:p text:style-name="P4"><text:s text:c="2"/>On défini ici le type Tableau qui est un tableau de Joueur de taille N*N.</text:p>
      <text:p text:style-name="P4"/>
      <text:p text:style-name="P4"><text:s text:c="2"/>On déclare aussi les méthodes affiche_tableau et clone_tableau dont nous verrons l'utilité dans</text:p>
      <text:p text:style-name="P4"><text:s text:c="2"/>tableau.c.</text:p>
      <text:p text:style-name="P4"/>
      <text:p text:style-name="P4">●tableau.c</text:p>
      <text:p text:style-name="P4"/>
      <text:p text:style-name="P4"><text:s text:c="2"/>Ce fichier comporte le corps des méthode déclarées dans le fichier tableau.h.</text:p>
      <text:p text:style-name="P8"/>
      <text:p text:style-name="P8"><text:s/>Tableau* </text:p>
      <text:p text:style-name="P8"><text:s/>clone_tableau(Tableau tab) </text:p>
      <text:p text:style-name="P8"><text:s/>{ </text:p>
      <text:p text:style-name="P8"><text:s text:c="2"/>Tableau *nouveau = malloc(sizeof(Tableau)); </text:p>
      <text:p text:style-name="P8"><text:s text:c="2"/>// Tableau nouveau; </text:p>
      <text:p text:style-name="P8"><text:s text:c="2"/>for(int i=0; i&lt;N; i++) </text:p>
      <text:p text:style-name="P8"><text:s text:c="2"/>{ </text:p>
      <text:p text:style-name="P8"><text:s text:c="2"/><text:tab/>// (*nouveau)[i] = malloc(sizeof(Joueur)*N); </text:p>
      <text:p text:style-name="P8"><text:s text:c="2"/><text:tab/>//Joueur ligne[N]; </text:p>
      <text:p text:style-name="P8"><text:tab/>for(int j=0; j&lt;N; j++) </text:p>
      <text:p text:style-name="P8"><text:tab/>{ </text:p>
      <text:p text:style-name="P8"><text:tab/><text:tab/>(*nouveau)[i][j] = tab[i][j]; </text:p>
      <text:p text:style-name="P8"><text:tab/>} </text:p>
      <text:p text:style-name="P8"><text:s text:c="2"/>} </text:p>
      <text:p text:style-name="P8"><text:s/>return nouveau; </text:p>
      <text:p text:style-name="P6"><text:span text:style-name="T10"><text:s/>} </text:span><text:line-break/></text:p>
      <text:p text:style-name="P4"><text:s text:c="2"/>On inclus bien sûr stdio.h, stdlib.h, constantes.h, joueur.h et tableau.h pour pouvoir utiliser leur</text:p>
      <text:p text:style-name="P4"><text:s text:c="2"/>contenu.</text:p>
      <text:p text:style-name="P4"/>
      <text:p text:style-name="P8"><text:s/>#include &lt;stdio.h&gt; </text:p>
      <text:p text:style-name="P8"><text:s/>#include &lt;stdlib.h&gt; </text:p>
      <text:p text:style-name="P8"><text:s/>#include "constantes.h" </text:p>
      <text:p text:style-name="P8"><text:soft-page-break/><text:s/>#include "joueur.h" </text:p>
      <text:p text:style-name="P8"><text:s/>#include "tableau.h" </text:p>
      <text:p text:style-name="P4"/>
      <text:p text:style-name="P4"><text:s text:c="2"/>La procédure affiche_tableau permet d'afficher le tableau passé en paramètre.</text:p>
      <text:p text:style-name="P4"/>
      <text:p text:style-name="P4"><text:s text:c="2"/>Ex: </text:p>
      <text:p text:style-name="P4"><text:s text:c="2"/>x o o o x x o x</text:p>
      <text:p text:style-name="P4"><text:s text:c="2"/>o o o o x x x x</text:p>
      <text:p text:style-name="P4"><text:s text:c="2"/>x o x o x o o o </text:p>
      <text:p text:style-name="P4"><text:s text:c="2"/>x x x x o x x x</text:p>
      <text:p text:style-name="P4"><text:s text:c="2"/>x o o o x x o x</text:p>
      <text:p text:style-name="P4"><text:s text:c="2"/>o o o o x x x x</text:p>
      <text:p text:style-name="P4"><text:s text:c="2"/>x o x o x o o o </text:p>
      <text:p text:style-name="P4"><text:s text:c="2"/>x x x x o x x x</text:p>
      <text:p text:style-name="P4"/>
      <text:p text:style-name="P4"><text:s text:c="2"/>Son code est:</text:p>
      <text:p text:style-name="P4"/>
      <text:p text:style-name="P8"><text:s/>void </text:p>
      <text:p text:style-name="P8"><text:s/>affiche_tableau(Tableau tab) </text:p>
      <text:p text:style-name="P8"><text:s/>{ </text:p>
      <text:p text:style-name="P8"><text:s text:c="2"/>for(int i=0; i&lt;N; i++) </text:p>
      <text:p text:style-name="P8"><text:s text:c="2"/>{ </text:p>
      <text:p text:style-name="P8"><text:s text:c="2"/><text:tab/>for(int j=0; j&lt;N; j++) </text:p>
      <text:p text:style-name="P8"><text:s text:c="2"/><text:tab/>{ </text:p>
      <text:p text:style-name="P8"><text:s text:c="2"/><text:tab/><text:tab/>print_joueur(tab[i][j]); </text:p>
      <text:p text:style-name="P8"><text:tab/><text:tab/>printf(" "); </text:p>
      <text:p text:style-name="P8"><text:tab/>} </text:p>
      <text:p text:style-name="P8"><text:tab/>printf("\n"); </text:p>
      <text:p text:style-name="P8"><text:s text:c="2"/>} </text:p>
      <text:p text:style-name="P8"><text:s/>} </text:p>
      <text:p text:style-name="P8"/>
      <text:p text:style-name="P4"/>
      <text:p text:style-name="P4">●arbre.h</text:p>
      <text:p text:style-name="P4"/>
      <text:p text:style-name="P4"><text:s text:c="2"/>Ce fichier comporte les déclarations de type et de méthodes utilisées dans arbre.c (et</text:p>
      <text:p text:style-name="P4"><text:s text:c="2"/>ailleurs).</text:p>
      <text:p text:style-name="P4"/>
      <text:p text:style-name="P4"><text:s text:c="2"/>Son code est:</text:p>
      <text:p text:style-name="P4"/>
      <text:p text:style-name="P8"><text:s/>typedef struct _noeud_arbre </text:p>
      <text:p text:style-name="P8"><text:s/>{ </text:p>
      <text:p text:style-name="P8"><text:s text:c="2"/>Tableau* plateau; </text:p>
      <text:p text:style-name="P8"><text:s text:c="2"/>int score_noir; </text:p>
      <text:p text:style-name="P8"><text:s text:c="2"/>int score_blanc; </text:p>
      <text:p text:style-name="P8"><text:s text:c="2"/>Joueur tour; </text:p>
      <text:p text:style-name="P8"><text:s text:c="2"/>struct _noeud_liste_arbres </text:p>
      <text:p text:style-name="P8"><text:s text:c="2"/>{ </text:p>
      <text:p text:style-name="P8"><text:s text:c="3"/>struct _noeud_arbre* arbre; </text:p>
      <text:p text:style-name="P8"><text:s text:c="3"/>struct _noeud_liste_arbres* suivant; </text:p>
      <text:p text:style-name="P8"><text:s text:c="2"/>}* descendants; </text:p>
      <text:p text:style-name="P8"><text:s/>} NoeudArbre, *Arbre; </text:p>
      <text:p text:style-name="P8"/>
      <text:p text:style-name="P8"><text:s/>typedef struct _noeud_liste_arbres NoeudListeArbre, *ListeArbres; </text:p>
      <text:p text:style-name="P8"/>
      <text:p text:style-name="P8"><text:s/>Arbre </text:p>
      <text:p text:style-name="P8"><text:s/>nouvel_arbre_vide(void); </text:p>
      <text:p text:style-name="P8"><text:soft-page-break/></text:p>
      <text:p text:style-name="P8"><text:s/>void </text:p>
      <text:p text:style-name="P8"><text:s/>ajouter_fils(Arbre pere, </text:p>
      <text:p text:style-name="P8"><text:tab/><text:tab/> <text:s text:c="2"/>Tableau *plateau, </text:p>
      <text:p text:style-name="P8"><text:tab/><text:tab/> <text:s text:c="2"/>int score_noir, </text:p>
      <text:p text:style-name="P8"><text:tab/><text:tab/> <text:s text:c="2"/>int <text:s text:c="2"/>score_blanc, </text:p>
      <text:p text:style-name="P8"><text:tab/> <text:tab/> <text:s text:c="2"/>Joueur tour); </text:p>
      <text:p text:style-name="P8"/>
      <text:p text:style-name="P8"><text:s/>void </text:p>
      <text:p text:style-name="P8"><text:s/>ajouter_arbre_fils(Arbre pere, Arbre fils); </text:p>
      <text:p text:style-name="P8"/>
      <text:p text:style-name="P8"><text:s/>void </text:p>
      <text:p text:style-name="P8"><text:s/>afficher_liste_arbres(ListeArbres lst); </text:p>
      <text:p text:style-name="P8"/>
      <text:p text:style-name="P8"><text:s/>void </text:p>
      <text:p text:style-name="P8"><text:s/>afficher_arbre(Arbre thierry); </text:p>
      <text:p text:style-name="P8"/>
      <text:p text:style-name="P8"><text:s/>ListeArbres </text:p>
      <text:p text:style-name="P8"><text:s/>supprime_premier_fils(ListeArbres fils); </text:p>
      <text:p text:style-name="P8"/>
      <text:p text:style-name="P8"><text:s/>void </text:p>
      <text:p text:style-name="P8"><text:s/>supprime_arbre(Arbre *robert); </text:p>
      <text:p text:style-name="P4"/>
      <text:p text:style-name="P4"><text:s text:c="2"/>On défini le type _noeud_arbre qui est composé d'un Tableau (le plateau de jeu), 2 entiers (le score</text:p>
      <text:p text:style-name="P4"><text:s text:c="2"/>de chaque joueur), un joueur (le joueur de qui c'est le tour), et un _noeud_liste_arbres</text:p>
      <text:p text:style-name="P4"><text:s text:c="2"/>(descendants) qui est défini comme comportant un _noeud_arbre (arbre) ainsi qu'un </text:p>
      <text:p text:style-name="P4"><text:s text:c="2"/>_noeud_liste_arbre (suivant) qui est le nœud suivant de l'arbre. </text:p>
      <text:p text:style-name="P4"/>
      <text:p text:style-name="P4"><text:s text:c="2"/>NoeudArbre est un alias vers un _noeud_arbre tandis que Arbre est un alias vers un pointeur de</text:p>
      <text:p text:style-name="P4"><text:s text:c="2"/>_noeud_arbre. </text:p>
      <text:p text:style-name="P4"/>
      <text:p text:style-name="P4"/>
      <text:p text:style-name="P4">●arbre.c</text:p>
      <text:p text:style-name="P4"/>
      <text:p text:style-name="P4"><text:s text:c="2"/>Ce fichier comporte le corps des méthode déclarées dans le fichier arbre.h.</text:p>
      <text:p text:style-name="P4"/>
      <text:p text:style-name="P4"><text:s text:c="2"/>-On inclus bien sûr stdio.h, stdlib.h, constantes.h, joueur.h, tableau.h et arbre.h pour pouvoir</text:p>
      <text:p text:style-name="P4"><text:s text:c="3"/>utiliser leur contenu.</text:p>
      <text:p text:style-name="P4"/>
      <text:p text:style-name="P8"><text:s text:c="2"/>#include &lt;stdio.h&gt; </text:p>
      <text:p text:style-name="P8"><text:s text:c="2"/>#include &lt;stdlib.h&gt; </text:p>
      <text:p text:style-name="P8"><text:s text:c="2"/>#include "constantes.h" </text:p>
      <text:p text:style-name="P8"><text:s text:c="2"/>#include "joueur.h" </text:p>
      <text:p text:style-name="P8"><text:s text:c="2"/>#include "tableau.h" </text:p>
      <text:p text:style-name="P8"><text:s text:c="2"/>#include "arbre.h" </text:p>
      <text:p text:style-name="P8"/>
      <text:p text:style-name="P4"/>
      <text:p text:style-name="P4"><text:s text:c="2"/>-La fonction <text:span text:style-name="T19">nouvelle_liste_arbres_vide </text:span><text:span text:style-name="T13">retourne NULL (le pointeur nul).</text:span></text:p>
      <text:p text:style-name="P10"/>
      <text:p text:style-name="P4"><text:span text:style-name="T13"><text:s text:c="2"/></text:span><text:span text:style-name="T13"><text:s/></text:span><text:span text:style-name="T13">Son code est:</text:span></text:p>
      <text:p text:style-name="P10"/>
      <text:p text:style-name="P8"><text:s text:c="2"/>ListeArbres </text:p>
      <text:p text:style-name="P8"><text:s text:c="2"/>nouvelle_liste_arbres_vide(void) </text:p>
      <text:p text:style-name="P8"><text:s text:c="2"/>{ </text:p>
      <text:p text:style-name="P8"><text:s text:c="2"/>return NULL; </text:p>
      <text:p text:style-name="P11"><text:s text:c="2"/>} </text:p>
      <text:p text:style-name="P10"><text:soft-page-break/></text:p>
      <text:p text:style-name="P10"><text:s text:c="2"/>-La procédure ajouter_fils créée un arbre qui a pour plateau le Tableau passé en paramètre, pour</text:p>
      <text:p text:style-name="P10"><text:s text:c="3"/>score_noir et score_blanc les entiers passés en paramètre et pour tour le Joueur passé en</text:p>
      <text:p text:style-name="P10"><text:s text:c="3"/>paramètre puis cet arbre devient le descendants de l'arbre passé en paramètre.</text:p>
      <text:p text:style-name="P10"/>
      <text:p text:style-name="P10"><text:s text:c="3"/>Son code est:</text:p>
      <text:p text:style-name="P10"/>
      <text:p text:style-name="P8"><text:s text:c="2"/>void </text:p>
      <text:p text:style-name="P8"><text:s text:c="2"/>ajouter_fils(Arbre pere, </text:p>
      <text:p text:style-name="P8"><text:s/><text:tab/><text:tab/> <text:s text:c="2"/>Tableau *plateau, </text:p>
      <text:p text:style-name="P8"><text:s/><text:tab/><text:tab/> <text:s text:c="2"/>int score_noir, </text:p>
      <text:p text:style-name="P8"><text:s/><text:tab/><text:tab/> <text:s text:c="2"/>int <text:s/>score_blanc, </text:p>
      <text:p text:style-name="P8"><text:s/><text:tab/><text:tab/> <text:s text:c="2"/>Joueur tour) </text:p>
      <text:p text:style-name="P8"><text:s text:c="2"/>{ </text:p>
      <text:p text:style-name="P8"><text:s text:c="3"/>Arbre arbre_fils = malloc(sizeof(NoeudArbre)); </text:p>
      <text:p text:style-name="P8"><text:s text:c="3"/>arbre_fils -&gt; plateau = plateau; </text:p>
      <text:p text:style-name="P8"><text:s text:c="3"/>arbre_fils -&gt; score_noir = score_noir; </text:p>
      <text:p text:style-name="P8"><text:s text:c="3"/>arbre_fils -&gt; score_blanc = score_blanc; </text:p>
      <text:p text:style-name="P8"><text:s text:c="3"/>arbre_fils -&gt; tour = tour; <text:s/></text:p>
      <text:p text:style-name="P8"><text:s text:c="3"/>pere-&gt;descendants = ajouter_element_liste_arbres(pere-&gt;descendants,</text:p>
      <text:p text:style-name="P8"><text:s text:c="2"/><text:tab/><text:tab/><text:tab/><text:tab/><text:tab/><text:tab/><text:tab/><text:tab/><text:tab/> <text:s text:c="3"/>arbre_fils); </text:p>
      <text:p text:style-name="P8"><text:s text:c="2"/>} </text:p>
      <text:p text:style-name="P10"/>
      <text:p text:style-name="P10"><text:s text:c="2"/>-La fonction ajouter_element_liste_arbres créée un ListeArbres dont l'arbre est l'arbre passé en </text:p>
      <text:p text:style-name="P10"><text:s text:c="3"/>paramètre et dont le suivant est le ListeArbres passé en paramètre.</text:p>
      <text:p text:style-name="P10"/>
      <text:p text:style-name="P10"><text:s text:c="3"/>Son code est:</text:p>
      <text:p text:style-name="P10"/>
      <text:p text:style-name="P8"><text:s text:c="2"/>ListeArbres </text:p>
      <text:p text:style-name="P8"><text:s text:c="2"/>ajouter_element_liste_arbres(ListeArbres liste, Arbre arbre) </text:p>
      <text:p text:style-name="P8"><text:s text:c="2"/>{ </text:p>
      <text:p text:style-name="P8"><text:s text:c="3"/>ListeArbres element = malloc(sizeof(NoeudListeArbre)); </text:p>
      <text:p text:style-name="P8"><text:s text:c="3"/>element-&gt;arbre = arbre; </text:p>
      <text:p text:style-name="P8"><text:s text:c="3"/>element-&gt;suivant = liste; </text:p>
      <text:p text:style-name="P8"><text:s text:c="3"/>return element; </text:p>
      <text:p text:style-name="P8"><text:s text:c="2"/>} </text:p>
      <text:p text:style-name="P4"/>
      <text:p text:style-name="P4"><text:s text:c="2"/>-La fonction nouvel_arbre_vide créée un arbre qui a pour descendants le pointeur nul (ce que</text:p>
      <text:p text:style-name="P4"><text:s text:c="3"/>renvoie la fonction nouvelle_liste_arbres_vide) et pour plateau NULL.</text:p>
      <text:p text:style-name="P4"/>
      <text:p text:style-name="P4"><text:s text:c="3"/>Son code est:</text:p>
      <text:p text:style-name="P4"/>
      <text:p text:style-name="P8"><text:s text:c="2"/>Arbre </text:p>
      <text:p text:style-name="P8"><text:s text:c="2"/>nouvel_arbre_vide(void) </text:p>
      <text:p text:style-name="P8"><text:s text:c="2"/>{ </text:p>
      <text:p text:style-name="P8"><text:s text:c="3"/>Arbre arbre = malloc(sizeof(NoeudArbre)); </text:p>
      <text:p text:style-name="P8"><text:s text:c="3"/>arbre-&gt;descendants = nouvelle_liste_arbres_vide(); </text:p>
      <text:p text:style-name="P8"><text:s text:c="3"/>arbre-&gt;plateau = NULL; </text:p>
      <text:p text:style-name="P8"><text:s text:c="2"/>} </text:p>
      <text:p text:style-name="P4"/>
      <text:p text:style-name="P4"><text:s text:c="2"/>-La procédure ajouter_arbre_fils ajoute comme descendants du premier arbre passé en paramètre</text:p>
      <text:p text:style-name="P4"><text:s text:c="4"/>le deuxième arbre passé en paramètre.</text:p>
      <text:p text:style-name="P4"/>
      <text:p text:style-name="P4"><text:s text:c="3"/>Son code est:</text:p>
      <text:p text:style-name="P4"/>
      <text:p text:style-name="P8"><text:soft-page-break/><text:s text:c="2"/>void </text:p>
      <text:p text:style-name="P8"><text:s text:c="2"/>ajouter_arbre_fils(Arbre pere, Arbre fils) </text:p>
      <text:p text:style-name="P8"><text:s text:c="2"/>{ </text:p>
      <text:p text:style-name="P8"><text:s text:c="3"/>pere -&gt; descendants = ajouter_element_liste_arbres(pere-&gt;descendants, </text:p>
      <text:p text:style-name="P8"><text:s text:c="3"/><text:tab/><text:tab/><text:tab/><text:tab/><text:tab/><text:tab/><text:tab/><text:tab/><text:tab/><text:tab/>fils); </text:p>
      <text:p text:style-name="P8"><text:s text:c="2"/>} </text:p>
      <text:p text:style-name="P4"/>
      <text:p text:style-name="P4"><text:s text:c="2"/>-La procédure afficher_arbre affiche l'arbre passé en paramètre.</text:p>
      <text:p text:style-name="P4"/>
      <text:p text:style-name="P4"><text:s text:c="2"/>-La procédure afficher_liste_arbres affiche le ListeArbres passé en paramètre.</text:p>
      <text:p text:style-name="P4"/>
      <text:p text:style-name="P4"><text:s text:c="3"/>Les 2 procédures précédentes servaient uniquement pour les tests.</text:p>
      <text:p text:style-name="P4"/>
      <text:p text:style-name="P4"><text:s text:c="2"/>-La fonction supprime_premier_fils libère l'espace mémoire occupé par l'arbre du ListeArbres</text:p>
      <text:p text:style-name="P4"><text:s text:c="3"/>passé en paramètre et retourne également le suivant le ce ListeArbres (si le ListeArbres passé en</text:p>
      <text:p text:style-name="P4"><text:s text:c="3"/>paramètre n'est pas le pointeur NULL, autrement on ne fait rien).</text:p>
      <text:p text:style-name="P4"/>
      <text:p text:style-name="P4"><text:s text:c="3"/>Son code est:</text:p>
      <text:p text:style-name="P4"/>
      <text:p text:style-name="P8"><text:s text:c="2"/>ListeArbres </text:p>
      <text:p text:style-name="P8"><text:s text:c="2"/>supprime_premier_fils(ListeArbres fils) </text:p>
      <text:p text:style-name="P8"><text:s text:c="2"/>{ </text:p>
      <text:p text:style-name="P8"><text:s text:c="3"/>if (fils) </text:p>
      <text:p text:style-name="P8"><text:s text:c="3"/>{ </text:p>
      <text:p text:style-name="P8"><text:s text:c="3"/><text:tab/>ListeArbres suivant = fils-&gt;suivant; </text:p>
      <text:p text:style-name="P8"><text:s text:c="3"/><text:tab/>free(fils-&gt;arbre); </text:p>
      <text:p text:style-name="P8"><text:s text:c="3"/><text:tab/>return suivant; </text:p>
      <text:p text:style-name="P8"><text:s text:c="3"/>} </text:p>
      <text:p text:style-name="P8"><text:s text:c="2"/>} </text:p>
      <text:p text:style-name="P4"/>
      <text:p text:style-name="P4"><text:s text:c="2"/>-La fonction supprime_arbre libère l'espace mémoire occupé par les descendants et le plateau de </text:p>
      <text:p text:style-name="P4"><text:s text:c="3"/>l'arbre passé en paramètre ainsi que l'espace mémoire occupé par cet arbre.</text:p>
      <text:p text:style-name="P4"/>
      <text:p text:style-name="P4"><text:s text:c="3"/>Son code est:</text:p>
      <text:p text:style-name="P4"/>
      <text:p text:style-name="P8"><text:s text:c="2"/>void </text:p>
      <text:p text:style-name="P8"><text:s text:c="2"/>supprime_arbre(Arbre *robert) </text:p>
      <text:p text:style-name="P8"><text:s text:c="2"/>{ </text:p>
      <text:p text:style-name="P8"><text:s text:c="3"/>while(supprime_tete(&amp;((*robert)-&gt;descendants))); </text:p>
      <text:p text:style-name="P8"><text:s text:c="3"/>free((*robert)-&gt;plateau); </text:p>
      <text:p text:style-name="P8"><text:s text:c="3"/>free((*robert)); </text:p>
      <text:p text:style-name="P8"><text:s text:c="2"/>} </text:p>
      <text:p text:style-name="P4"/>
      <text:p text:style-name="P4"><text:s text:c="2"/>-La fonction supprime_tete libère l'espace mémoire occupé par ?????????</text:p>
      <text:p text:style-name="P4"/>
      <text:p text:style-name="P4"><text:s text:c="3"/>Son code est:</text:p>
      <text:p text:style-name="P4"/>
      <text:p text:style-name="P8"><text:s text:c="2"/>int </text:p>
      <text:p text:style-name="P8"><text:s text:c="2"/>supprime_tete(ListeArbres *lst) </text:p>
      <text:p text:style-name="P8"><text:s text:c="2"/>{ </text:p>
      <text:p text:style-name="P8"><text:s text:c="3"/>if (*lst) </text:p>
      <text:p text:style-name="P8"><text:s text:c="3"/>{ </text:p>
      <text:p text:style-name="P8"><text:s text:c="3"/><text:tab/>supprime_arbre(&amp;(**lst).arbre); </text:p>
      <text:p text:style-name="P8"><text:s text:c="3"/><text:tab/>ListeArbres suivant = (**lst).suivant; </text:p>
      <text:p text:style-name="P8"><text:s text:c="3"/><text:tab/>free(*lst); </text:p>
      <text:p text:style-name="P8"><text:soft-page-break/><text:s text:c="3"/><text:tab/>*lst = suivant; </text:p>
      <text:p text:style-name="P8"><text:s text:c="3"/><text:tab/>return 1; </text:p>
      <text:p text:style-name="P8"><text:s text:c="3"/>} </text:p>
      <text:p text:style-name="P8"><text:s text:c="3"/>else return 0; </text:p>
      <text:p text:style-name="P8"><text:s text:c="2"/>} </text:p>
      <text:p text:style-name="P4"/>
      <text:p text:style-name="P4"/>
      <text:p text:style-name="P4"/>
      <text:p text:style-name="P4">●main.c</text:p>
      <text:p text:style-name="P4"/>
      <text:p text:style-name="P4"/>
      <text:p text:style-name="P4"><text:s text:c="2"/>Ce fichier est celui que nous allons exécuter pour lancer notre jeu.</text:p>
      <text:p text:style-name="P4"/>
      <text:p text:style-name="P4"><text:s text:c="2"/>-On y inclus bien sûr toutes les bibliothèques que nous avons créées (et expliquées précédemment)</text:p>
      <text:p text:style-name="P4"><text:s text:c="3"/>pour pouvoir utiliser les fonctions et constantes qui y sont contenues.</text:p>
      <text:p text:style-name="P6"/>
      <text:p text:style-name="P12"><text:s text:c="2"/>#include &lt;stdio.h&gt;</text:p>
      <text:p text:style-name="P12"><text:s text:c="2"/>#include &lt;stdlib.h&gt;</text:p>
      <text:p text:style-name="P12"><text:s text:c="2"/>#include &lt;math.h&gt;</text:p>
      <text:p text:style-name="P12"><text:s text:c="2"/>#include "constantes.h"</text:p>
      <text:p text:style-name="P12"><text:s text:c="2"/>#include "joueur.h"</text:p>
      <text:p text:style-name="P12"><text:s text:c="2"/>#include "tableau.h"</text:p>
      <text:p text:style-name="P12"><text:s text:c="2"/>#include "alignement.h"</text:p>
      <text:p text:style-name="P12"><text:s text:c="2"/>#include "liste_alignements.h"</text:p>
      <text:p text:style-name="P13"><text:s text:c="2"/>#include "arbre.h"</text:p>
      <text:p text:style-name="P4"><text:s text:c="2"/>-On défini la fonction a_gagne qui retourne le Joueur qui a gagné.</text:p>
      <text:p text:style-name="P4"><text:s text:c="3"/>Cette fonction prend 3 paramètres: un pointeur de Joueur, un pointeur d'entier et un Joueur.</text:p>
      <text:p text:style-name="P4"><text:s text:c="3"/>On détermine si le Joueur passé en paramètre est le Joueur vers lequel pointe le pointeur de Joueur</text:p>
      <text:p text:style-name="P4"><text:s text:c="3"/>passé en paramètre:</text:p>
      <text:p text:style-name="P4"><text:s text:c="3"/><text:tab/>.Si c'est le cas on incrémente l'entier passé en paramètre de 1 et si cet entier vaut BUT (5)</text:p>
      <text:p text:style-name="P4"><text:s text:c="13"/>alors on retourne le Joueur que pointe le pointeur de Joueur passé en paramètre.</text:p>
      <text:p text:style-name="P4"><text:tab/>.Si ce n'est pas le cas on attribue la valeur 1 à l'entier vers lequel pointe le pointeur d'entier</text:p>
      <text:p text:style-name="P4"><text:s text:c="5"/><text:tab/> passé en paramètre et on fait pointer le pointeur de Joueur passé en paramètre vers le Joueur</text:p>
      <text:p text:style-name="P4"><text:tab/> passé en paramètre puis on retourne VIDE (qui est de type Joueur).</text:p>
      <text:p text:style-name="P4"/>
      <text:p text:style-name="P4"><text:s text:c="3"/>Son code est:</text:p>
      <text:p text:style-name="P6"/>
      <text:p text:style-name="P12"><text:s text:c="2"/>Joueur</text:p>
      <text:p text:style-name="P12"><text:s text:c="2"/>a_gagne(Joueur* actuel, int* compteur, Joueur case_regardee)</text:p>
      <text:p text:style-name="P12"><text:s text:c="2"/>{</text:p>
      <text:p text:style-name="P12"><text:s text:c="4"/>if (case_regardee == *actuel)</text:p>
      <text:p text:style-name="P12"><text:s text:c="6"/>{</text:p>
      <text:p text:style-name="P12"><text:s text:c="8"/>(*compteur)++;</text:p>
      <text:p text:style-name="P12"><text:s text:c="8"/>if (*compteur == BUT &amp;&amp; *actuel != VIDE)</text:p>
      <text:p text:style-name="P12"><text:s text:c="10"/>{</text:p>
      <text:p text:style-name="P12"><text:s text:c="12"/>return *actuel;</text:p>
      <text:p text:style-name="P12"><text:s text:c="10"/>}</text:p>
      <text:p text:style-name="P12"><text:s text:c="6"/>}</text:p>
      <text:p text:style-name="P12"><text:s text:c="4"/>else</text:p>
      <text:p text:style-name="P12"><text:s text:c="6"/>{</text:p>
      <text:p text:style-name="P12"><text:s text:c="8"/>*compteur = 1;</text:p>
      <text:p text:style-name="P12"><text:s text:c="8"/>*actuel = case_regardee;</text:p>
      <text:p text:style-name="P12"><text:s text:c="6"/>}</text:p>
      <text:p text:style-name="P12"><text:s text:c="4"/>return VIDE;</text:p>
      <text:p text:style-name="P13"><text:s text:c="2"/>}</text:p>
      <text:p text:style-name="P4"><text:soft-page-break/><text:s text:c="2"/>-On défini la fonction gagne qui parcourt les lignes, colonnes et diagonales du tableau pour vérifier</text:p>
      <text:p text:style-name="P4"><text:s text:c="3"/>s'il y a un alignement de taille BUT et auquel cas retourner le Joueur qui a gagné, sinon VIDE (qui</text:p>
      <text:p text:style-name="P4"><text:s text:c="3"/>est un Joueur) est retourné.</text:p>
      <text:p text:style-name="P4"><text:s text:c="3"/>Pour ce qui est du parcour des diagonales on ne parcourt que les diagonales qui comportent assez</text:p>
      <text:p text:style-name="P4"><text:s text:c="3"/>de cases pour pouvoir y placer un alignement de taille BUT pour pouvoir économiser du temps de</text:p>
      <text:p text:style-name="P4"><text:s text:c="3"/>calcul.</text:p>
      <text:p text:style-name="P4"><text:s text:c="3"/>Le seul paramètre est évidemment le Tableau sur lequel on joue car c'est sur celui-ci que l'on veut</text:p>
      <text:p text:style-name="P4"><text:s text:c="3"/>savoir si un des deux joueurs à gagné.</text:p>
      <text:p text:style-name="P4"/>
      <text:p text:style-name="P4"><text:s text:c="3"/>Son code est:</text:p>
      <text:p text:style-name="P6"/>
      <text:p text:style-name="P12"><text:s text:c="2"/>Joueur</text:p>
      <text:p text:style-name="P12"><text:s text:c="2"/>gagne(Tableau tab)</text:p>
      <text:p text:style-name="P12"><text:s text:c="2"/>{</text:p>
      <text:p text:style-name="P12"><text:s text:c="4"/>//horizontale</text:p>
      <text:p text:style-name="P12"><text:s text:c="4"/>for (int i = 0; i&lt;N; i++)</text:p>
      <text:p text:style-name="P12"><text:s text:c="4"/>{</text:p>
      <text:p text:style-name="P12"><text:s text:c="8"/>Joueur actuel = VIDE;</text:p>
      <text:p text:style-name="P12"><text:s text:c="8"/>int compteur = 1;</text:p>
      <text:p text:style-name="P12"><text:s text:c="8"/>for (int j = 0; j&lt;N; j++)</text:p>
      <text:p text:style-name="P12"><text:s text:c="8"/>{</text:p>
      <text:p text:style-name="P12"><text:s text:c="12"/>Joueur gagnant = a_gagne(&amp;actuel, &amp;compteur, tab[i][j]);</text:p>
      <text:p text:style-name="P12"><text:s text:c="12"/>if (gagnant != VIDE)</text:p>
      <text:p text:style-name="P12"><text:s text:c="14"/>return gagnant;</text:p>
      <text:p text:style-name="P12"><text:s text:c="8"/>} </text:p>
      <text:p text:style-name="P12"><text:s text:c="4"/>}</text:p>
      <text:p text:style-name="P12"><text:s text:c="4"/>//verticale</text:p>
      <text:p text:style-name="P12"><text:s text:c="4"/>for (int j = 0; j&lt;N; j++)</text:p>
      <text:p text:style-name="P12"><text:s text:c="4"/>{</text:p>
      <text:p text:style-name="P12"><text:s text:c="8"/>Joueur actuel = VIDE;</text:p>
      <text:p text:style-name="P12"><text:s text:c="8"/>int compteur = 1;</text:p>
      <text:p text:style-name="P12"><text:s text:c="8"/>for (int i = 0; i&lt;N; i++)</text:p>
      <text:p text:style-name="P12"><text:s text:c="8"/>{</text:p>
      <text:p text:style-name="P12"><text:s text:c="12"/>Joueur gagnant = a_gagne(&amp;actuel, &amp;compteur, tab[i][j]);</text:p>
      <text:p text:style-name="P12"><text:s text:c="12"/>if (gagnant != VIDE)</text:p>
      <text:p text:style-name="P12"><text:s text:c="14"/>return gagnant;</text:p>
      <text:p text:style-name="P12"><text:s text:c="8"/>}</text:p>
      <text:p text:style-name="P12"><text:s text:c="4"/>}</text:p>
      <text:p text:style-name="P12"><text:s text:c="4"/>//diagonale 1</text:p>
      <text:p text:style-name="P12"><text:s text:c="4"/>for (int i = 0; i &lt; N-BUT+1; i++)</text:p>
      <text:p text:style-name="P12"><text:s text:c="4"/>{</text:p>
      <text:p text:style-name="P12"><text:s text:c="10"/>Joueur actuel = VIDE;</text:p>
      <text:p text:style-name="P12"><text:s text:c="10"/>int compteur = 1; <text:s/></text:p>
      <text:p text:style-name="P12"><text:s text:c="10"/>int j = 0;</text:p>
      <text:p text:style-name="P12"><text:s text:c="10"/>for (int k = 0; k &lt; N-i; k++)</text:p>
      <text:p text:style-name="P12"><text:s text:c="10"/>{</text:p>
      <text:p text:style-name="P12"><text:s text:c="14"/>Joueur gagnant = a_gagne(&amp;actuel, </text:p>
      <text:p text:style-name="P12"><text:tab/><text:tab/><text:tab/><text:tab/><text:tab/><text:tab/><text:tab/> &amp;compteur, </text:p>
      <text:p text:style-name="P12"><text:tab/><text:tab/><text:tab/><text:tab/><text:tab/><text:tab/><text:tab/> tab[i+k] <text:s/>[j+k]);</text:p>
      <text:p text:style-name="P12"><text:s text:c="14"/>if (gagnant != VIDE)</text:p>
      <text:p text:style-name="P12"><text:s text:c="16"/>return gagnant; <text:s text:c="4"/></text:p>
      <text:p text:style-name="P12"><text:s text:c="10"/>}</text:p>
      <text:p text:style-name="P12"><text:s text:c="4"/>}</text:p>
      <text:p text:style-name="P12"><text:s text:c="4"/>for (int i = 1; i &lt; N-BUT+1; i++)</text:p>
      <text:p text:style-name="P12"><text:s text:c="4"/>{</text:p>
      <text:p text:style-name="P12"><text:s text:c="10"/>Joueur actuel = VIDE;</text:p>
      <text:p text:style-name="P12"><text:s text:c="10"/>int compteur = 1;</text:p>
      <text:p text:style-name="P12"><text:soft-page-break/><text:s text:c="10"/>int j = 0;</text:p>
      <text:p text:style-name="P12"><text:s text:c="10"/>for (int k = 0; k &lt; N-i; k++)</text:p>
      <text:p text:style-name="P12"><text:s text:c="10"/>{</text:p>
      <text:p text:style-name="P12"><text:s text:c="14"/>Joueur gagnant = a_gagne(&amp;actuel, </text:p>
      <text:p text:style-name="P12"><text:tab/><text:tab/><text:tab/><text:tab/><text:tab/><text:tab/><text:tab/> &amp;compteur, </text:p>
      <text:p text:style-name="P12"><text:tab/><text:tab/><text:tab/><text:tab/><text:tab/><text:tab/><text:tab/> tab[j+k] [i+k]);</text:p>
      <text:p text:style-name="P12"><text:s text:c="14"/>if (gagnant != VIDE)</text:p>
      <text:p text:style-name="P12"><text:s text:c="16"/>return gagnant; <text:s text:c="4"/></text:p>
      <text:p text:style-name="P12"><text:s text:c="10"/>}</text:p>
      <text:p text:style-name="P12"><text:s text:c="4"/>}</text:p>
      <text:p text:style-name="P12"><text:s text:c="4"/>//diagonale 2</text:p>
      <text:p text:style-name="P12"><text:s text:c="4"/>for (int i = BUT-1; i &lt; N; i++)</text:p>
      <text:p text:style-name="P12"><text:s text:c="4"/>{</text:p>
      <text:p text:style-name="P12"><text:s text:c="10"/>Joueur actuel = VIDE;</text:p>
      <text:p text:style-name="P12"><text:s text:c="10"/>int compteur = 1;</text:p>
      <text:p text:style-name="P12"><text:s text:c="10"/>int j = 0;</text:p>
      <text:p text:style-name="P12"><text:s text:c="10"/>for (int k = 0; k &lt;= i; k++)</text:p>
      <text:p text:style-name="P12"><text:s text:c="10"/>{</text:p>
      <text:p text:style-name="P12"><text:s text:c="14"/>Joueur gagnant = a_gagne(&amp;actuel, </text:p>
      <text:p text:style-name="P12"><text:tab/><text:tab/><text:tab/><text:tab/><text:tab/><text:tab/><text:tab/> &amp;compteur, </text:p>
      <text:p text:style-name="P12"><text:tab/><text:tab/><text:tab/><text:tab/><text:tab/><text:tab/><text:tab/> tab[i-k] <text:s/>[j+k]);</text:p>
      <text:p text:style-name="P12"><text:s text:c="14"/>if (gagnant != VIDE)</text:p>
      <text:p text:style-name="P12"><text:s text:c="16"/>return gagnant; <text:s text:c="4"/></text:p>
      <text:p text:style-name="P12"><text:s text:c="10"/>}</text:p>
      <text:p text:style-name="P12"><text:s text:c="4"/>}</text:p>
      <text:p text:style-name="P12"><text:s text:c="4"/>for (int i = 1; i &lt; N-BUT+1; i++)</text:p>
      <text:p text:style-name="P12"><text:s text:c="4"/>{</text:p>
      <text:p text:style-name="P12"><text:s text:c="10"/>Joueur actuel = VIDE;</text:p>
      <text:p text:style-name="P12"><text:s text:c="10"/>int compteur = 1;</text:p>
      <text:p text:style-name="P12"><text:s text:c="10"/>int j = N-1;</text:p>
      <text:p text:style-name="P12"><text:s text:c="10"/>for (int k = 0; k &lt;= N-i+1; k++)</text:p>
      <text:p text:style-name="P12"><text:s text:c="10"/>{</text:p>
      <text:p text:style-name="P12"><text:s text:c="14"/>Joueur gagnant = a_gagne(&amp;actuel, </text:p>
      <text:p text:style-name="P12"><text:tab/><text:tab/><text:tab/><text:tab/><text:tab/><text:tab/><text:tab/> &amp;compteur, </text:p>
      <text:p text:style-name="P12"><text:tab/><text:tab/><text:tab/><text:tab/><text:tab/><text:tab/><text:tab/> tab[j-k][i+k]);</text:p>
      <text:p text:style-name="P12"><text:s text:c="14"/>if (gagnant != VIDE)</text:p>
      <text:p text:style-name="P12"><text:s text:c="14"/><text:tab/>return gagnant;</text:p>
      <text:p text:style-name="P12"><text:s text:c="12"/>}</text:p>
      <text:p text:style-name="P12"><text:s text:c="4"/>}</text:p>
      <text:p text:style-name="P12"><text:s text:c="4"/>return VIDE;</text:p>
      <text:p text:style-name="P13"><text:s text:c="2"/>}</text:p>
      <text:p text:style-name="P4"><text:s text:c="2"/>-On défini la procédure trouve_alignements_aux qui:</text:p>
      <text:p text:style-name="P4"><text:tab/>.Si le Joueur passé en paramètre est le Joueur pointé par le pointeur de Joueur passé en</text:p>
      <text:p text:style-name="P4"><text:s/><text:tab/> paramètre, incrémente l'entier pointé par le pointeur d'entier passé en paramètre de 1.</text:p>
      <text:p text:style-name="P4"><text:tab/>. Si le Joueur passé en paramètre n'est pas le Joueur pointé par le pointeur de Joueur passé en</text:p>
      <text:p text:style-name="P4"><text:s/><text:tab/> paramètre</text:p>
      <text:p text:style-name="P4"><text:tab/><text:tab/>.Si l'entier pointé par le pointeur d'entier passé en paramètre est supérieur à</text:p>
      <text:p text:style-name="P4"><text:tab/> <text:tab/>1 et si le Joueur pointé par le pointeur de Joueur passé en paramètre n'est pas le <text:tab/><text:tab/><text:tab/>Joueur<text:tab/>VIDE, </text:p>
      <text:p text:style-name="P4"/>
      <text:p text:style-name="P4"><text:s text:c="3"/>Son code est:</text:p>
      <text:p text:style-name="P6"/>
      <text:p text:style-name="P12"><text:s text:c="2"/>void</text:p>
      <text:p text:style-name="P12"><text:s text:c="2"/>trouve_alignements_aux( Joueur* actuel,</text:p>
      <text:p text:style-name="P12"><text:s text:c="2"/><text:tab/><text:tab/><text:tab/><text:tab/> <text:s text:c="4"/>int* compteur,</text:p>
      <text:p text:style-name="P12"><text:s text:c="2"/><text:tab/><text:tab/><text:tab/><text:tab/><text:tab/>Joueur <text:s/>case_regardee,</text:p>
      <text:p text:style-name="P12"><text:soft-page-break/><text:s text:c="2"/><text:tab/><text:tab/><text:tab/><text:tab/><text:tab/>ListeAlignements* liste)</text:p>
      <text:p text:style-name="P12"><text:s text:c="2"/>{</text:p>
      <text:p text:style-name="P12"><text:s text:c="4"/>if (case_regardee == *actuel)</text:p>
      <text:p text:style-name="P12"><text:s text:c="4"/>{</text:p>
      <text:p text:style-name="P12"><text:s text:c="6"/>(*compteur)++;</text:p>
      <text:p text:style-name="P12"><text:s text:c="4"/>}</text:p>
      <text:p text:style-name="P12"><text:s text:c="4"/>else</text:p>
      <text:p text:style-name="P12"><text:s text:c="4"/>{</text:p>
      <text:p text:style-name="P12"><text:s text:c="8"/>if (*compteur &gt; 1 &amp;&amp; *actuel != VIDE)</text:p>
      <text:p text:style-name="P12"><text:s text:c="8"/>{</text:p>
      <text:p text:style-name="P12"><text:s text:c="12"/>*liste = ajouter_element_liste</text:p>
      <text:p text:style-name="P12"><text:tab/><text:tab/><text:tab/>(*liste,</text:p>
      <text:p text:style-name="P12"><text:s text:c="17"/>nouvel_alignement(*actuel, *compteur));</text:p>
      <text:p text:style-name="P12"><text:s text:c="8"/>}</text:p>
      <text:p text:style-name="P12"><text:s text:c="8"/>*actuel = case_regardee;</text:p>
      <text:p text:style-name="P12"><text:s text:c="8"/>*compteur = 1;</text:p>
      <text:p text:style-name="P12"><text:s text:c="4"/>}</text:p>
      <text:p text:style-name="P13"><text:s text:c="2"/>}</text:p>
      <text:p text:style-name="P4"><text:s text:c="2"/>-On défini la fonction trouve_alignements qui parcoure le Tableau passé en paramètre en</text:p>
      <text:p text:style-name="P4"><text:s text:c="3"/>horizontale, verticale et diagonale puis retourne un ListeAlignements ????????</text:p>
      <text:p text:style-name="P4"/>
      <text:p text:style-name="P4"><text:s text:c="3"/>Son code est:</text:p>
      <text:p text:style-name="P4"/>
      <text:p text:style-name="P23"/>
      <text:p text:style-name="P24"><text:s text:c="2"/>ListeAlignements</text:p>
      <text:p text:style-name="P24"><text:s text:c="2"/>trouve_alignements(Tableau tab)</text:p>
      <text:p text:style-name="P24"><text:s text:c="2"/>{</text:p>
      <text:p text:style-name="P27"/>
      <text:p text:style-name="P25"><text:s text:c="4"/><text:span text:style-name="T20">ListeAlignements liste = nouvelle_liste_vide();</text:span></text:p>
      <text:p text:style-name="P25"><text:s text:c="2"/></text:p>
      <text:p text:style-name="P25"><text:s text:c="4"/><text:span text:style-name="T20">//horizontale</text:span></text:p>
      <text:p text:style-name="P25"><text:s text:c="4"/><text:span text:style-name="T20">for (int i = 0; i&lt;N; i++)</text:span></text:p>
      <text:p text:style-name="P25"><text:s text:c="4"/><text:span text:style-name="T20">{</text:span></text:p>
      <text:p text:style-name="P25"><text:s text:c="8"/><text:span text:style-name="T20">Joueur actuel = VIDE;</text:span></text:p>
      <text:p text:style-name="P25"><text:s text:c="8"/><text:span text:style-name="T20">int compteur = 1;</text:span></text:p>
      <text:p text:style-name="P25"><text:s text:c="8"/><text:span text:style-name="T20">for (int j = 0; j&lt;N; j++)</text:span></text:p>
      <text:p text:style-name="P25"><text:s text:c="8"/><text:span text:style-name="T20">{</text:span></text:p>
      <text:p text:style-name="P25"><text:s text:c="12"/><text:span text:style-name="T20">trouve_alignements_aux(&amp;actuel, </text:span></text:p>
      <text:p text:style-name="P25"><text:span text:style-name="T20"><text:tab/><text:tab/><text:tab/><text:tab/><text:tab/><text:tab/> <text:s text:c="2"/>&amp;compteur, </text:span></text:p>
      <text:p text:style-name="P25"><text:span text:style-name="T20"><text:tab/><text:tab/><text:tab/><text:tab/><text:tab/><text:tab/> <text:s text:c="2"/>tab[i][j], </text:span></text:p>
      <text:p text:style-name="P25"><text:span text:style-name="T20"><text:tab/><text:tab/><text:tab/><text:tab/><text:tab/><text:tab/> <text:s text:c="2"/>&amp;liste);</text:span></text:p>
      <text:p text:style-name="P25"><text:s text:c="8"/><text:span text:style-name="T20">}</text:span></text:p>
      <text:p text:style-name="P25"><text:s text:c="4"/><text:span text:style-name="T20">}</text:span></text:p>
      <text:p text:style-name="P27"/>
      <text:p text:style-name="P25"><text:s text:c="4"/><text:span text:style-name="T20">//verticale</text:span></text:p>
      <text:p text:style-name="P25"><text:s text:c="4"/><text:span text:style-name="T20">for (int j = 0; j&lt;N; j++)</text:span></text:p>
      <text:p text:style-name="P25"><text:s text:c="4"/><text:span text:style-name="T20">{</text:span></text:p>
      <text:p text:style-name="P25"><text:s text:c="8"/><text:span text:style-name="T20">Joueur actuel = VIDE;</text:span></text:p>
      <text:p text:style-name="P25"><text:s text:c="8"/><text:span text:style-name="T20">int compteur = 1;</text:span></text:p>
      <text:p text:style-name="P25"><text:s text:c="8"/><text:span text:style-name="T20">for (int i = 0; i&lt;N; i++)</text:span></text:p>
      <text:p text:style-name="P25"><text:s text:c="8"/><text:span text:style-name="T20">{</text:span></text:p>
      <text:p text:style-name="P25"><text:s text:c="12"/><text:span text:style-name="T20">trouve_alignements_aux(&amp;actuel, </text:span></text:p>
      <text:p text:style-name="P25"><text:span text:style-name="T20"><text:tab/><text:tab/><text:tab/><text:tab/><text:tab/><text:tab/> <text:s text:c="2"/>&amp;compteur, </text:span></text:p>
      <text:p text:style-name="P25"><text:span text:style-name="T20"><text:tab/><text:tab/><text:tab/><text:tab/><text:tab/><text:tab/> <text:s text:c="2"/>tab[i][j], </text:span></text:p>
      <text:p text:style-name="P25"><text:span text:style-name="T20"><text:tab/><text:tab/><text:tab/><text:tab/><text:tab/><text:tab/> <text:s text:c="2"/>&amp;liste);</text:span></text:p>
      <text:p text:style-name="P25"><text:s text:c="8"/><text:span text:style-name="T20">}</text:span></text:p>
      <text:p text:style-name="P25"><text:soft-page-break/><text:s text:c="6"/><text:span text:style-name="T20">}</text:span></text:p>
      <text:p text:style-name="P25"><text:s text:c="6"/><text:span text:style-name="T20">//diagonale 1</text:span></text:p>
      <text:p text:style-name="P25"><text:s text:c="6"/><text:span text:style-name="T20">for (int i = 0; i &lt; N-BUT+1; i++)</text:span></text:p>
      <text:p text:style-name="P25"><text:s text:c="6"/><text:span text:style-name="T20">{</text:span></text:p>
      <text:p text:style-name="P25"><text:s text:c="10"/><text:span text:style-name="T20">Joueur actuel = VIDE;</text:span></text:p>
      <text:p text:style-name="P27"><text:span text:style-name="T14"><text:s text:c="10"/></text:span><text:span text:style-name="T15">int compteur = 1;</text:span></text:p>
      <text:p text:style-name="P25"><text:s text:c="10"/><text:span text:style-name="T20">int j = 0;</text:span></text:p>
      <text:p text:style-name="P25"><text:s text:c="10"/><text:span text:style-name="T20">for (int k = 0; k &lt; i; k++)</text:span></text:p>
      <text:p text:style-name="P25"><text:s text:c="10"/><text:span text:style-name="T20">{</text:span></text:p>
      <text:p text:style-name="P25"><text:s text:c="14"/><text:span text:style-name="T20">trouve_alignements_aux(&amp;actuel, </text:span></text:p>
      <text:p text:style-name="P25"><text:span text:style-name="T20"><text:tab/><text:tab/><text:tab/><text:tab/><text:tab/><text:tab/> <text:s text:c="4"/>&amp;compteur, </text:span></text:p>
      <text:p text:style-name="P25"><text:span text:style-name="T20"><text:tab/><text:tab/><text:tab/><text:tab/><text:tab/><text:tab/> <text:s text:c="4"/>tab[i][j], </text:span></text:p>
      <text:p text:style-name="P25"><text:span text:style-name="T20"><text:tab/><text:tab/><text:tab/><text:tab/><text:tab/><text:tab/> <text:s text:c="4"/>&amp;liste);</text:span></text:p>
      <text:p text:style-name="P25"><text:s text:c="10"/><text:span text:style-name="T20">}</text:span></text:p>
      <text:p text:style-name="P25"><text:s text:c="6"/><text:span text:style-name="T20">}</text:span></text:p>
      <text:p text:style-name="P27"/>
      <text:p text:style-name="P25"><text:s text:c="6"/><text:span text:style-name="T20">for (int i = 1; i &lt; N-BUT+1; i++)</text:span></text:p>
      <text:p text:style-name="P25"><text:s text:c="6"/><text:span text:style-name="T20">{</text:span></text:p>
      <text:p text:style-name="P25"><text:s text:c="10"/><text:span text:style-name="T20">Joueur actuel = VIDE;</text:span></text:p>
      <text:p text:style-name="P27"><text:span text:style-name="T14"><text:s text:c="10"/></text:span><text:span text:style-name="T15">int compteur = 1;</text:span></text:p>
      <text:p text:style-name="P25"><text:s text:c="10"/><text:span text:style-name="T20">int j = 0;</text:span></text:p>
      <text:p text:style-name="P25"><text:s text:c="10"/><text:span text:style-name="T20">for (int k = 0; k &lt; N-i; k++)</text:span></text:p>
      <text:p text:style-name="P25"><text:s text:c="10"/><text:span text:style-name="T20">{</text:span></text:p>
      <text:p text:style-name="P25"><text:s text:c="14"/><text:span text:style-name="T20">trouve_alignements_aux(&amp;actuel, </text:span></text:p>
      <text:p text:style-name="P25"><text:span text:style-name="T20"><text:tab/><text:tab/><text:tab/><text:tab/><text:tab/><text:tab/> <text:s text:c="4"/>&amp;compteur, </text:span></text:p>
      <text:p text:style-name="P25"><text:span text:style-name="T20"><text:tab/><text:tab/><text:tab/><text:tab/><text:tab/><text:tab/> <text:s text:c="4"/>tab[i][j], </text:span></text:p>
      <text:p text:style-name="P25"><text:span text:style-name="T20"><text:tab/><text:tab/><text:tab/><text:tab/><text:tab/><text:tab/> <text:s text:c="4"/>&amp;liste);</text:span></text:p>
      <text:p text:style-name="P25"><text:s text:c="10"/><text:span text:style-name="T20">}</text:span></text:p>
      <text:p text:style-name="P25"><text:s text:c="6"/><text:span text:style-name="T20">}</text:span></text:p>
      <text:p text:style-name="P27"/>
      <text:p text:style-name="P27"/>
      <text:p text:style-name="P25"><text:s text:c="6"/><text:span text:style-name="T20">//diagonale 2</text:span></text:p>
      <text:p text:style-name="P27"/>
      <text:p text:style-name="P25"><text:s text:c="6"/><text:span text:style-name="T20">for (int i = BUT-1; i &lt; N; i++)</text:span></text:p>
      <text:p text:style-name="P25"><text:s text:c="6"/><text:span text:style-name="T20">{</text:span></text:p>
      <text:p text:style-name="P25"><text:s text:c="10"/><text:span text:style-name="T20">Joueur actuel = VIDE;</text:span></text:p>
      <text:p text:style-name="P27"><text:span text:style-name="T14"><text:s text:c="10"/></text:span><text:span text:style-name="T15">int compteur = 1;</text:span></text:p>
      <text:p text:style-name="P25"><text:s text:c="10"/><text:span text:style-name="T20">int j = 0;</text:span></text:p>
      <text:p text:style-name="P25"><text:s text:c="10"/><text:span text:style-name="T20">for (int k = 0; k &lt;= i; k++)</text:span></text:p>
      <text:p text:style-name="P25"><text:s text:c="10"/><text:span text:style-name="T20">{</text:span></text:p>
      <text:p text:style-name="P25"><text:s text:c="14"/><text:span text:style-name="T20">trouve_alignements_aux(&amp;actuel, </text:span></text:p>
      <text:p text:style-name="P25"><text:span text:style-name="T20"><text:tab/><text:tab/><text:tab/><text:tab/><text:tab/><text:tab/> <text:s text:c="4"/>&amp;compteur, </text:span></text:p>
      <text:p text:style-name="P25"><text:span text:style-name="T20"><text:tab/><text:tab/><text:tab/><text:tab/><text:tab/><text:tab/> <text:s text:c="4"/>tab[i-k][j+k], </text:span></text:p>
      <text:p text:style-name="P25"><text:span text:style-name="T20"><text:tab/><text:tab/><text:tab/><text:tab/><text:tab/><text:tab/> <text:s text:c="4"/>&amp;liste);</text:span></text:p>
      <text:p text:style-name="P25"><text:s text:c="10"/><text:span text:style-name="T20">}</text:span></text:p>
      <text:p text:style-name="P25"><text:s text:c="6"/><text:span text:style-name="T20">}</text:span></text:p>
      <text:p text:style-name="P27"/>
      <text:p text:style-name="P25"><text:s text:c="6"/><text:span text:style-name="T20">for (int i = 1; i &lt; N-BUT+1; i++)</text:span></text:p>
      <text:p text:style-name="P25"><text:s text:c="6"/><text:span text:style-name="T20">{</text:span></text:p>
      <text:p text:style-name="P25"><text:s text:c="10"/><text:span text:style-name="T20">Joueur actuel = VIDE;</text:span></text:p>
      <text:p text:style-name="P27"><text:span text:style-name="T14"><text:s text:c="10"/></text:span><text:span text:style-name="T15">int compteur = 1;</text:span></text:p>
      <text:p text:style-name="P25"><text:s text:c="10"/><text:span text:style-name="T20">int j = N-1;</text:span></text:p>
      <text:p text:style-name="P25"><text:s text:c="10"/><text:span text:style-name="T20">for (int k = 0; k &lt;= N-i+1; k++)</text:span></text:p>
      <text:p text:style-name="P25"><text:s text:c="10"/><text:span text:style-name="T20">{</text:span></text:p>
      <text:p text:style-name="P25"><text:s text:c="14"/><text:span text:style-name="T20">trouve_alignements_aux(&amp;actuel, </text:span></text:p>
      <text:p text:style-name="P25"><text:span text:style-name="T20"><text:tab/><text:tab/><text:tab/><text:tab/><text:tab/><text:tab/> <text:s text:c="4"/>&amp;compteur, </text:span></text:p>
      <text:p text:style-name="P25"><text:span text:style-name="T20"><text:tab/><text:tab/><text:tab/><text:tab/><text:tab/><text:tab/> <text:s text:c="4"/>tab[i+k][j-k], </text:span></text:p>
      <text:p text:style-name="P25"><text:span text:style-name="T20"><text:tab/><text:tab/><text:tab/><text:tab/><text:tab/> <text:s text:c="4"/><text:tab/> <text:s text:c="4"/>&amp;liste);</text:span></text:p>
      <text:p text:style-name="P25"><text:soft-page-break/><text:s text:c="10"/><text:span text:style-name="T20">}</text:span></text:p>
      <text:p text:style-name="P25"><text:s text:c="6"/><text:span text:style-name="T20">}</text:span></text:p>
      <text:p text:style-name="P27"/>
      <text:p text:style-name="P25"><text:s text:c="4"/></text:p>
      <text:p text:style-name="P25"><text:s text:c="4"/><text:span text:style-name="T20">return liste;</text:span></text:p>
      <text:p text:style-name="P28"><text:s text:c="2"/>}</text:p>
      <text:p text:style-name="P4"><text:s text:c="2"/>-On défini la procédure scores_aux </text:p>
      <text:p text:style-name="P4"/>
      <text:p text:style-name="P4"><text:s text:c="3"/>Son code est:</text:p>
      <text:p text:style-name="P16"/>
      <text:p text:style-name="P24"><text:s text:c="2"/>void</text:p>
      <text:p text:style-name="P24"><text:s text:c="2"/>scores_aux(ListeAlignements aligns, </text:p>
      <text:p text:style-name="P24"><text:tab/><text:tab/> <text:s/>int* score_blanc, </text:p>
      <text:p text:style-name="P24"><text:tab/><text:tab/> <text:s/>int* score_noir, <text:s text:c="2"/></text:p>
      <text:p text:style-name="P24"><text:tab/><text:tab/> <text:s/>int table_des_scores[])</text:p>
      <text:p text:style-name="P24"><text:s text:c="2"/>{</text:p>
      <text:p text:style-name="P25"><text:s text:c="4"/><text:span text:style-name="T20">if (aligns != NULL)</text:span></text:p>
      <text:p text:style-name="P25"><text:s text:c="4"/><text:span text:style-name="T20">{</text:span></text:p>
      <text:p text:style-name="P25"><text:s text:c="8"/><text:span text:style-name="T20">if (aligns-&gt;valeur.couleur == BLANC)</text:span></text:p>
      <text:p text:style-name="P25"><text:s text:c="8"/><text:span text:style-name="T20">{</text:span></text:p>
      <text:p text:style-name="P25"><text:s text:c="12"/><text:span text:style-name="T20">*score_blanc += table_des_scores[aligns-&gt;valeur.nombre-1];</text:span></text:p>
      <text:p text:style-name="P25"><text:s text:c="8"/><text:span text:style-name="T20">}</text:span></text:p>
      <text:p text:style-name="P25"><text:s text:c="8"/><text:span text:style-name="T20">else if (aligns-&gt;valeur.couleur == NOIR)</text:span></text:p>
      <text:p text:style-name="P25"><text:s text:c="8"/><text:span text:style-name="T20">{</text:span></text:p>
      <text:p text:style-name="P25"><text:s text:c="12"/><text:span text:style-name="T20">*score_noir += table_des_scores[aligns-&gt;valeur.nombre-1];</text:span></text:p>
      <text:p text:style-name="P25"><text:s text:c="8"/><text:span text:style-name="T20">}</text:span></text:p>
      <text:p text:style-name="P25"><text:s text:c="8"/><text:span text:style-name="T20">else</text:span></text:p>
      <text:p text:style-name="P25"><text:s text:c="8"/><text:span text:style-name="T20">{</text:span></text:p>
      <text:p text:style-name="P25"><text:s text:c="12"/><text:span text:style-name="T20">printf("ATTENTION: L'alignement est VIDE");</text:span></text:p>
      <text:p text:style-name="P25"><text:s text:c="8"/><text:span text:style-name="T20">}</text:span></text:p>
      <text:p text:style-name="P25"><text:s text:c="8"/><text:span text:style-name="T20">scores_aux(aligns-&gt;suivant, </text:span></text:p>
      <text:p text:style-name="P25"><text:span text:style-name="T20"><text:tab/><text:tab/><text:tab/> <text:s text:c="2"/>score_blanc, </text:span></text:p>
      <text:p text:style-name="P25"><text:span text:style-name="T20"><text:tab/><text:tab/><text:tab/> <text:s text:c="2"/>score_noir, </text:span></text:p>
      <text:p text:style-name="P25"><text:span text:style-name="T20"><text:tab/><text:tab/><text:tab/> <text:s text:c="2"/>table_des_scores);</text:span></text:p>
      <text:p text:style-name="P25"><text:s text:c="4"/><text:span text:style-name="T20">}</text:span></text:p>
      <text:p text:style-name="P28"><text:s text:c="2"/>}</text:p>
      <text:p text:style-name="P4"/>
      <text:p text:style-name="P4"><text:s text:c="2"/>-On défini la procédure scores </text:p>
      <text:p text:style-name="P4"/>
      <text:p text:style-name="P4"><text:s text:c="3"/>Son code est:</text:p>
      <text:p text:style-name="P16"/>
      <text:p text:style-name="P24"><text:s text:c="2"/>void</text:p>
      <text:p text:style-name="P24"><text:s text:c="2"/>scores(Tableau tab, </text:p>
      <text:p text:style-name="P24"><text:tab/> <text:s text:c="3"/>int* score_blanc, </text:p>
      <text:p text:style-name="P24"><text:tab/> <text:s text:c="3"/>int* score_noir, </text:p>
      <text:p text:style-name="P24"><text:tab/> <text:s text:c="3"/>int table_des_scores[])</text:p>
      <text:p text:style-name="P24"><text:s text:c="2"/>{</text:p>
      <text:p text:style-name="P25"><text:s text:c="4"/><text:span text:style-name="T20">scores_aux(trouve_alignements(tab), </text:span></text:p>
      <text:p text:style-name="P25"><text:span text:style-name="T20"><text:tab/> <text:s text:c="4"/><text:tab/> <text:s text:c="2"/>score_blanc, </text:span></text:p>
      <text:p text:style-name="P25"><text:span text:style-name="T20"><text:tab/><text:tab/> <text:s text:c="2"/>score_noir, <text:s/></text:span></text:p>
      <text:p text:style-name="P25"><text:span text:style-name="T20"><text:tab/><text:tab/> <text:s text:c="2"/>table_des_scores);</text:span></text:p>
      <text:p text:style-name="P24"><text:s text:c="2"/>}</text:p>
      <text:p text:style-name="P26"/>
      <text:p text:style-name="P4"><text:s text:c="2"/>-On défini la procédure itérator qui permet de parcourir le plateau.</text:p>
      <text:p text:style-name="P4"/>
      <text:p text:style-name="P20"><text:soft-page-break/><text:s text:c="3"/>Son code est:</text:p>
      <text:p text:style-name="P26"/>
      <text:p text:style-name="P24"><text:s text:c="2"/>void</text:p>
      <text:p text:style-name="P24"><text:s text:c="2"/>iterator(int *i, int *j)</text:p>
      <text:p text:style-name="P24"><text:s text:c="2"/>{</text:p>
      <text:p text:style-name="P25"><text:s text:c="4"/><text:span text:style-name="T20">(*i)++;</text:span></text:p>
      <text:p text:style-name="P25"><text:s text:c="4"/><text:span text:style-name="T20">if (*i == N)</text:span></text:p>
      <text:p text:style-name="P25"><text:s text:c="4"/><text:span text:style-name="T20">{</text:span></text:p>
      <text:p text:style-name="P25"><text:s text:c="6"/><text:span text:style-name="T20">*i = 0;</text:span></text:p>
      <text:p text:style-name="P25"><text:s text:c="6"/><text:span text:style-name="T20">(*j)++;</text:span></text:p>
      <text:p text:style-name="P25"><text:s text:c="4"/><text:span text:style-name="T20">}</text:span></text:p>
      <text:p text:style-name="P28"><text:s text:c="2"/>}</text:p>
      <text:p text:style-name="P4"/>
      <text:p text:style-name="P4"><text:s text:c="2"/>-On défini la fonction construit_arborescence</text:p>
      <text:p text:style-name="P4"/>
      <text:p text:style-name="P20"><text:s text:c="3"/>Son code est:</text:p>
      <text:p text:style-name="P18"/>
      <text:p text:style-name="P24"><text:s text:c="2"/>Arbre</text:p>
      <text:p text:style-name="P24"><text:s text:c="2"/>construit_arborescence(Tableau tab,</text:p>
      <text:p text:style-name="P25"><text:s text:c="25"/><text:span text:style-name="T20">Joueur joueur_actuel,</text:span></text:p>
      <text:p text:style-name="P25"><text:s text:c="25"/><text:span text:style-name="T20">int table_des_scores[],</text:span></text:p>
      <text:p text:style-name="P25"><text:s text:c="25"/><text:span text:style-name="T20">int profondeur)</text:span></text:p>
      <text:p text:style-name="P24"><text:s text:c="2"/>{</text:p>
      <text:p text:style-name="P25"><text:s text:c="4"/><text:span text:style-name="T20">Arbre noeud = nouvel_arbre_vide();</text:span></text:p>
      <text:p text:style-name="P25"><text:s text:c="4"/><text:span text:style-name="T20">noeud-&gt;plateau = clone_tableau(tab);</text:span></text:p>
      <text:p text:style-name="P25"><text:s text:c="4"/><text:span text:style-name="T20">noeud-&gt;tour = joueur_actuel;</text:span></text:p>
      <text:p text:style-name="P25"><text:s text:c="4"/><text:span text:style-name="T20">noeud-&gt;score_blanc = 0;</text:span></text:p>
      <text:p text:style-name="P25"><text:s text:c="4"/><text:span text:style-name="T20">noeud-&gt;score_noir = 0;</text:span></text:p>
      <text:p text:style-name="P25"><text:s text:c="4"/><text:span text:style-name="T20">scores(tab, </text:span></text:p>
      <text:p text:style-name="P25"><text:span text:style-name="T20"><text:tab/><text:tab/>&amp;noeud-&gt;score_blanc, </text:span></text:p>
      <text:p text:style-name="P25"><text:span text:style-name="T20"><text:tab/><text:tab/>&amp;noeud-&gt;score_noir, </text:span></text:p>
      <text:p text:style-name="P25"><text:span text:style-name="T20"><text:tab/><text:tab/>table_des_scores);</text:span></text:p>
      <text:p text:style-name="P25"><text:s text:c="4"/><text:span text:style-name="T20">if (profondeur &gt; 0)</text:span></text:p>
      <text:p text:style-name="P25"><text:s text:c="4"/><text:tab/> <text:s/><text:span text:style-name="T20">for (int i = 0, j = 0; j &lt; N; iterator(&amp;i, &amp;j))</text:span></text:p>
      <text:p text:style-name="P25"><text:s text:c="7"/><text:span text:style-name="T20">{ <text:s/></text:span></text:p>
      <text:p text:style-name="P25"><text:s text:c="10"/><text:span text:style-name="T20">if (tab[i][j] == VIDE)</text:span></text:p>
      <text:p text:style-name="P25"><text:s text:c="10"/><text:span text:style-name="T20">{</text:span></text:p>
      <text:p text:style-name="P25"><text:s text:c="8"/><text:tab/> <text:s/><text:span text:style-name="T20">Tableau *p_clone = clone_tableau(tab);</text:span></text:p>
      <text:p text:style-name="P27"><text:span text:style-name="T14"><text:s text:c="8"/><text:tab/> <text:s/></text:span><text:span text:style-name="T15">(*p_clone)[i][j] = joueur_actuel;</text:span></text:p>
      <text:p text:style-name="P25"><text:tab/> <text:s text:c="7"/><text:span text:style-name="T20">Arbre fils = malloc(sizeof(NoeudArbre));</text:span></text:p>
      <text:p text:style-name="P25"><text:s text:c="13"/><text:span text:style-name="T20">fils = construit_arborescence(*p_clone,</text:span></text:p>
      <text:p text:style-name="P25"><text:s text:c="43"/><text:span text:style-name="T20">1-joueur_actuel,</text:span></text:p>
      <text:p text:style-name="P25"><text:s text:c="43"/><text:span text:style-name="T20">table_des_scores,</text:span></text:p>
      <text:p text:style-name="P27"><text:span text:style-name="T14"><text:s text:c="43"/></text:span><text:span text:style-name="T15">profondeur-1);</text:span></text:p>
      <text:p text:style-name="P25"><text:s text:c="13"/><text:span text:style-name="T20">ajouter_arbre_fils(noeud, fils);</text:span></text:p>
      <text:p text:style-name="P25"><text:s text:c="10"/><text:span text:style-name="T20">}</text:span></text:p>
      <text:p text:style-name="P25"><text:s text:c="7"/><text:span text:style-name="T20">} <text:s/></text:span></text:p>
      <text:p text:style-name="P25"><text:s text:c="4"/><text:span text:style-name="T20">return noeud;</text:span></text:p>
      <text:p text:style-name="P28"><text:s text:c="2"/>}</text:p>
      <text:p text:style-name="P18"/>
      <text:p text:style-name="P4"/>
      <text:p text:style-name="P4"><text:s text:c="2"/>-On défini la fonction tronconne</text:p>
      <text:p text:style-name="P4"/>
      <text:p text:style-name="P20"><text:s text:c="3"/>Son code est:</text:p>
      <text:p text:style-name="P16"/>
      <text:p text:style-name="P24"><text:soft-page-break/><text:s text:c="2"/>int</text:p>
      <text:p text:style-name="P24"><text:s text:c="2"/>tronconne(Arbre arbre,</text:p>
      <text:p text:style-name="P25"><text:s text:c="12"/><text:span text:style-name="T20">int score,</text:span></text:p>
      <text:p text:style-name="P25"><text:s text:c="12"/><text:span text:style-name="T20">int table_des_scores[])</text:span></text:p>
      <text:p text:style-name="P24"><text:s text:c="2"/>{</text:p>
      <text:p text:style-name="P25"><text:s text:c="4"/><text:span text:style-name="T20">if (arbre -&gt; descendants)</text:span></text:p>
      <text:p text:style-name="P25"><text:s text:c="4"/><text:span text:style-name="T20">{</text:span></text:p>
      <text:p text:style-name="P25"><text:s text:c="10"/><text:span text:style-name="T20">ListeArbres lst_fils;</text:span></text:p>
      <text:p text:style-name="P25"><text:s text:c="10"/><text:span text:style-name="T20">int score_fils;</text:span></text:p>
      <text:p text:style-name="P25"><text:s text:c="10"/><text:span text:style-name="T20">for (lst_fils = arbre-&gt;descendants;</text:span></text:p>
      <text:p text:style-name="P25"><text:s text:c="15"/><text:span text:style-name="T20">lst_fils;</text:span></text:p>
      <text:p text:style-name="P25"><text:s text:c="15"/><text:span text:style-name="T20">lst_fils = lst_fils-&gt;suivant)</text:span></text:p>
      <text:p text:style-name="P25"><text:s text:c="10"/><text:span text:style-name="T20">{</text:span></text:p>
      <text:p text:style-name="P25"><text:s text:c="4"/><text:tab/> <text:s text:c="4"/><text:span text:style-name="T20">score_fils = tronconne(lst_fils-&gt;arbre,</text:span></text:p>
      <text:p text:style-name="P25"><text:s text:c="20"/><text:tab/> <text:s text:c="11"/><text:span text:style-name="T20">score,</text:span></text:p>
      <text:p text:style-name="P25"><text:s text:c="18"/><text:tab/> <text:s text:c="11"/><text:span text:style-name="T20">table_des_scores);</text:span> <text:s/></text:p>
      <text:p text:style-name="P25"><text:s text:c="4"/><text:tab/> <text:s text:c="4"/><text:span text:style-name="T20">if (arbre-&gt;tour == NOIR)</text:span></text:p>
      <text:p text:style-name="P25"><text:s text:c="4"/><text:tab/> <text:s text:c="4"/><text:span text:style-name="T20">{</text:span></text:p>
      <text:p text:style-name="P25"><text:s text:c="9"/><text:tab/> <text:s/><text:span text:style-name="T20">if (score_fils &gt; score)</text:span></text:p>
      <text:p text:style-name="P25"><text:s text:c="8"/><text:tab/> <text:s/><text:tab/> <text:s/><text:span text:style-name="T20">score = score_fils;</text:span></text:p>
      <text:p text:style-name="P25"><text:s text:c="4"/><text:tab/> <text:s text:c="4"/><text:span text:style-name="T20">}</text:span></text:p>
      <text:p text:style-name="P25"><text:s text:c="10"/><text:span text:style-name="T20">else</text:span></text:p>
      <text:p text:style-name="P25"><text:s text:c="4"/><text:tab/> <text:s text:c="4"/><text:span text:style-name="T20">{</text:span></text:p>
      <text:p text:style-name="P25"><text:s text:c="9"/><text:tab/> <text:s/><text:span text:style-name="T20">if (score_fils &lt; score)</text:span></text:p>
      <text:p text:style-name="P25"><text:s text:c="12"/><text:tab/><text:tab/><text:span text:style-name="T20">score = score_fils;</text:span></text:p>
      <text:p text:style-name="P25"><text:s text:c="4"/><text:tab/> <text:s text:c="4"/><text:span text:style-name="T20">}</text:span></text:p>
      <text:p text:style-name="P25"><text:s text:c="6"/><text:span text:style-name="T20">}</text:span></text:p>
      <text:p text:style-name="P25"><text:s text:c="6"/><text:span text:style-name="T20">return score;</text:span></text:p>
      <text:p text:style-name="P25"><text:s text:c="4"/><text:span text:style-name="T20">}</text:span></text:p>
      <text:p text:style-name="P25"><text:s text:c="4"/><text:span text:style-name="T20">else</text:span></text:p>
      <text:p text:style-name="P25"><text:s text:c="4"/><text:span text:style-name="T20">{</text:span></text:p>
      <text:p text:style-name="P25"><text:s text:c="6"/><text:span text:style-name="T20">return arbre-&gt;score_noir - arbre-&gt;score_blanc;</text:span></text:p>
      <text:p text:style-name="P25"><text:s text:c="4"/><text:span text:style-name="T20">}</text:span></text:p>
      <text:p text:style-name="P28"><text:s text:c="2"/>}</text:p>
      <text:p text:style-name="P4"/>
      <text:p text:style-name="P4"><text:s text:c="2"/>-On défini la procédure entre_coordonnees</text:p>
      <text:p text:style-name="P4"/>
      <text:p text:style-name="P20"><text:s text:c="3"/>Son code est:</text:p>
      <text:p text:style-name="P18"/>
      <text:p text:style-name="P24">void</text:p>
      <text:p text:style-name="P24">entre_coordonnees(int *i, int *j, Tableau tab)</text:p>
      <text:p text:style-name="P24">{</text:p>
      <text:p text:style-name="P25"><text:s text:c="2"/><text:span text:style-name="T20">printf("x: ");</text:span></text:p>
      <text:p text:style-name="P25"><text:s text:c="2"/><text:span text:style-name="T20">scanf("%d", i);</text:span></text:p>
      <text:p text:style-name="P25"><text:s text:c="2"/><text:span text:style-name="T20">printf("y: ");</text:span></text:p>
      <text:p text:style-name="P25"><text:s text:c="2"/><text:span text:style-name="T20">scanf("%d", j);</text:span></text:p>
      <text:p text:style-name="P25"><text:s text:c="2"/><text:span text:style-name="T20">if (*i &lt; 0 || *i &gt; N || *j &lt; 0 || *j &gt; N || tab[*i][*j]!=VIDE)</text:span></text:p>
      <text:p text:style-name="P25"><text:s text:c="2"/><text:span text:style-name="T20">{</text:span></text:p>
      <text:p text:style-name="P25"><text:s text:c="4"/><text:span text:style-name="T20">printf("Coordonnées invalides\n");</text:span></text:p>
      <text:p text:style-name="P25"><text:s text:c="4"/><text:span text:style-name="T20">entre_coordonnees(i, j, tab);</text:span></text:p>
      <text:p text:style-name="P25"><text:s text:c="2"/><text:span text:style-name="T20">}</text:span></text:p>
      <text:p text:style-name="P28">}</text:p>
      <text:p text:style-name="P4"/>
      <text:p text:style-name="P4"/>
      <text:p text:style-name="P4"><text:s text:c="2"/>-On défini la fonction meilleur_coup</text:p>
      <text:p text:style-name="P4"><text:soft-page-break/></text:p>
      <text:p text:style-name="P20"><text:s text:c="3"/>Son code est:</text:p>
      <text:p text:style-name="P16"/>
      <text:p text:style-name="P24"><text:s text:c="2"/>Tableau*</text:p>
      <text:p text:style-name="P24"><text:s text:c="2"/>meilleur_coup(Tableau tab, int profondeur, int table_des_scores[])</text:p>
      <text:p text:style-name="P24"><text:s text:c="2"/>{</text:p>
      <text:p text:style-name="P25"><text:s text:c="4"/><text:span text:style-name="T20">Arbre arborescence = construit_arborescence(tab, </text:span></text:p>
      <text:p text:style-name="P25"><text:span text:style-name="T20"><text:tab/><text:tab/><text:tab/><text:tab/><text:tab/><text:tab/><text:tab/><text:tab/> <text:s text:c="4"/>NOIR, </text:span></text:p>
      <text:p text:style-name="P25"><text:span text:style-name="T20"><text:tab/><text:tab/><text:tab/><text:tab/><text:tab/><text:tab/><text:tab/><text:tab/> <text:s text:c="4"/>table_des_scores, </text:span></text:p>
      <text:p text:style-name="P25"><text:span text:style-name="T20"><text:tab/><text:tab/><text:tab/><text:tab/><text:tab/><text:tab/><text:tab/><text:tab/> <text:s text:c="4"/>profondeur);</text:span></text:p>
      <text:p text:style-name="P27"/>
      <text:p text:style-name="P27"/>
      <text:p text:style-name="P25"><text:s text:c="4"/><text:span text:style-name="T20">ListeArbres lst = arborescence-&gt;descendants;</text:span></text:p>
      <text:p text:style-name="P25"><text:s text:c="4"/><text:span text:style-name="T20">int score;</text:span></text:p>
      <text:p text:style-name="P25"><text:s text:c="4"/><text:span text:style-name="T20">int score_max = tronconne(lst-&gt;arbre, 0, table_des_scores);</text:span></text:p>
      <text:p text:style-name="P25"><text:s text:c="4"/><text:span text:style-name="T20">Tableau *plateau_max = lst-&gt;arbre-&gt;plateau;</text:span></text:p>
      <text:p text:style-name="P25"><text:s text:c="4"/><text:span text:style-name="T20">for (; lst; lst = lst-&gt;suivant)</text:span></text:p>
      <text:p text:style-name="P25"><text:s text:c="4"/><text:span text:style-name="T20">{</text:span></text:p>
      <text:p text:style-name="P25"><text:s text:c="4"/><text:tab/> <text:s text:c="2"/><text:span text:style-name="T20">score = tronconne(lst-&gt;arbre, 0, table_des_scores);</text:span></text:p>
      <text:p text:style-name="P25"><text:s text:c="4"/><text:tab/> <text:s text:c="2"/><text:span text:style-name="T20">if (score_max &lt; score)</text:span></text:p>
      <text:p text:style-name="P25"><text:s text:c="4"/><text:tab/> <text:s text:c="2"/><text:span text:style-name="T20">{</text:span></text:p>
      <text:p text:style-name="P25"><text:s text:c="8"/><text:tab/> <text:span text:style-name="T20">score_max = score;</text:span></text:p>
      <text:p text:style-name="P25"><text:s text:c="5"/><text:tab/><text:tab/> <text:span text:style-name="T20">plateau_max = (lst-&gt;arbre-&gt;plateau);</text:span></text:p>
      <text:p text:style-name="P25"><text:s text:c="9"/><text:span text:style-name="T20">}</text:span></text:p>
      <text:p text:style-name="P25"><text:s text:c="4"/><text:span text:style-name="T20">}</text:span></text:p>
      <text:p text:style-name="P25"><text:s text:c="4"/><text:span text:style-name="T20">Tableau *meilleur = clone_tableau(*plateau_max);</text:span></text:p>
      <text:p text:style-name="P25"><text:s text:c="4"/><text:span text:style-name="T20">supprime_arbre(&amp;arborescence);</text:span></text:p>
      <text:p text:style-name="P25"><text:s text:c="4"/><text:span text:style-name="T20">return meilleur;</text:span></text:p>
      <text:p text:style-name="P28"><text:s text:c="2"/>}</text:p>
      <text:p text:style-name="P4"/>
      <text:p text:style-name="P4"/>
      <text:p text:style-name="P4"><text:s text:c="2"/>-On défini la fonction main</text:p>
      <text:p text:style-name="P4"/>
      <text:p text:style-name="P20"><text:s text:c="3"/>Son code est:</text:p>
      <text:p text:style-name="P17"/>
      <text:p text:style-name="P24"><text:s text:c="2"/>int</text:p>
      <text:p text:style-name="P24"><text:s text:c="2"/>main(void)</text:p>
      <text:p text:style-name="P24"><text:s text:c="2"/>{</text:p>
      <text:p text:style-name="P25"><text:s text:c="4"/><text:span text:style-name="T20">int table_des_scores[BUT];</text:span></text:p>
      <text:p text:style-name="P25"><text:s text:c="4"/><text:span text:style-name="T20">table_des_scores[0] = 1;</text:span></text:p>
      <text:p text:style-name="P25"><text:s text:c="4"/><text:span text:style-name="T20">for (int i = 1; i&lt;BUT; i++)</text:span></text:p>
      <text:p text:style-name="P25"><text:s text:c="4"/><text:span text:style-name="T20">{</text:span></text:p>
      <text:p text:style-name="P25"><text:s text:c="6"/><text:span text:style-name="T20">table_des_scores[i] = table_des_scores[i-1]*2;</text:span></text:p>
      <text:p text:style-name="P25"><text:s text:c="4"/><text:span text:style-name="T20">}</text:span> </text:p>
      <text:p text:style-name="P25"><text:s text:c="4"/><text:span text:style-name="T20">Tableau tab = {</text:span></text:p>
      <text:p text:style-name="P25"><text:s text:c="17"/><text:span text:style-name="T20">{VIDE, <text:s/>VIDE, <text:s/>VIDE, <text:s/>VIDE, <text:s/>VIDE, <text:s/>VIDE, <text:s/>VIDE, <text:s/>VIDE},</text:span></text:p>
      <text:p text:style-name="P25"><text:s text:c="17"/><text:span text:style-name="T20">{VIDE, <text:s/>VIDE, <text:s/>VIDE, <text:s/>VIDE, <text:s/>VIDE, <text:s/>VIDE, <text:s/>VIDE, <text:s/>VIDE},</text:span></text:p>
      <text:p text:style-name="P25"><text:s text:c="17"/><text:span text:style-name="T20">{VIDE, <text:s/>VIDE, <text:s/>VIDE, <text:s/>VIDE, <text:s/>VIDE, <text:s/>VIDE, <text:s/>VIDE, <text:s/>VIDE},</text:span></text:p>
      <text:p text:style-name="P25"><text:s text:c="17"/><text:span text:style-name="T20">{VIDE, <text:s/>VIDE, <text:s/>VIDE, <text:s/>VIDE, <text:s/>VIDE, <text:s/>VIDE, <text:s/>VIDE, <text:s/>VIDE},</text:span></text:p>
      <text:p text:style-name="P25"><text:s text:c="17"/><text:span text:style-name="T20">{VIDE, <text:s/>VIDE, <text:s/>VIDE, <text:s/>VIDE, <text:s/>VIDE, <text:s/>VIDE, <text:s/>VIDE, <text:s/>VIDE},</text:span></text:p>
      <text:p text:style-name="P25"><text:s text:c="17"/><text:span text:style-name="T20">{VIDE, <text:s/>VIDE, <text:s/>VIDE, <text:s/>VIDE, <text:s/>VIDE, <text:s/>VIDE, <text:s/>VIDE, <text:s/>VIDE},</text:span></text:p>
      <text:p text:style-name="P25"><text:s text:c="17"/><text:span text:style-name="T20">{VIDE, <text:s/>VIDE, <text:s/>VIDE, <text:s/>VIDE, <text:s/>VIDE, <text:s/>VIDE, <text:s/>VIDE, <text:s/>VIDE},</text:span></text:p>
      <text:p text:style-name="P25"><text:s text:c="17"/><text:span text:style-name="T20">{VIDE, <text:s/>VIDE, <text:s/>VIDE, <text:s/>VIDE, <text:s/>VIDE, <text:s/>VIDE, <text:s/>VIDE, <text:s/>VIDE}</text:span></text:p>
      <text:p text:style-name="P25"><text:s text:c="4"/><text:span text:style-name="T20">};</text:span></text:p>
      <text:p text:style-name="P25"><text:s text:c="4"/><text:span text:style-name="T20">Tableau *plateau = &amp;tab;</text:span></text:p>
      <text:p text:style-name="P25"><text:s text:c="4"/><text:span text:style-name="T20">int i=-1;</text:span></text:p>
      <text:p text:style-name="P25"><text:soft-page-break/><text:s text:c="4"/><text:span text:style-name="T20">int j=-1;</text:span></text:p>
      <text:p text:style-name="P25"><text:s text:c="4"/><text:span text:style-name="T20">Joueur gagnant = VIDE;</text:span></text:p>
      <text:p text:style-name="P25"><text:s text:c="4"/><text:span text:style-name="T20">printf("ENTREZ LES COORDONNEES DE VOTRE COUP POUR JOUER\n");</text:span></text:p>
      <text:p text:style-name="P25"><text:s text:c="4"/><text:span text:style-name="T20">affiche_tableau(*plateau);</text:span></text:p>
      <text:p text:style-name="P25"><text:s text:c="4"/><text:span text:style-name="T20">while (1)</text:span></text:p>
      <text:p text:style-name="P25"><text:s text:c="4"/><text:span text:style-name="T20">{</text:span></text:p>
      <text:p text:style-name="P25"><text:s text:c="6"/><text:span text:style-name="T20">printf("\nTOUR DES BLANCS \n");</text:span></text:p>
      <text:p text:style-name="P25"><text:s text:c="6"/><text:span text:style-name="T20">entre_coordonnees(&amp;i,&amp;j, *plateau);</text:span></text:p>
      <text:p text:style-name="P25"><text:s text:c="6"/><text:span text:style-name="T20">(*plateau)[i][j] = BLANC;</text:span></text:p>
      <text:p text:style-name="P27"><text:span text:style-name="T14"><text:s text:c="6"/></text:span><text:span text:style-name="T15">affiche_tableau(*plateau);</text:span></text:p>
      <text:p text:style-name="P25"><text:s text:c="6"/><text:span text:style-name="T20">gagnant = gagne(*plateau);</text:span></text:p>
      <text:p text:style-name="P25"><text:s text:c="6"/><text:span text:style-name="T20">if (gagnant == BLANC)</text:span></text:p>
      <text:p text:style-name="P25"><text:s text:c="6"/><text:span text:style-name="T20">{</text:span></text:p>
      <text:p text:style-name="P25"><text:s text:c="8"/><text:span text:style-name="T20">printf("Vous avez gagné!\n");</text:span></text:p>
      <text:p text:style-name="P25"><text:s text:c="8"/><text:span text:style-name="T20">return 0;</text:span></text:p>
      <text:p text:style-name="P25"><text:s text:c="6"/><text:span text:style-name="T20">}</text:span> <text:s text:c="3"/></text:p>
      <text:p text:style-name="P25"><text:s text:c="6"/><text:span text:style-name="T20">printf("\nTOUR DES NOIRS \n");</text:span></text:p>
      <text:p text:style-name="P25"><text:s text:c="6"/><text:span text:style-name="T20">plateau = meilleur_coup(*plateau, 3, table_des_scores);</text:span></text:p>
      <text:p text:style-name="P25"><text:s text:c="6"/><text:span text:style-name="T20">affiche_tableau(*plateau);</text:span></text:p>
      <text:p text:style-name="P25"><text:s text:c="6"/><text:span text:style-name="T20">gagnant = gagne(*plateau);</text:span></text:p>
      <text:p text:style-name="P25"><text:s text:c="6"/><text:span text:style-name="T20">if (gagnant == NOIR)</text:span></text:p>
      <text:p text:style-name="P25"><text:s text:c="6"/><text:span text:style-name="T20">{</text:span></text:p>
      <text:p text:style-name="P25"><text:s text:c="8"/><text:span text:style-name="T20">printf("Vous avez perdu!\n");</text:span></text:p>
      <text:p text:style-name="P25"><text:s text:c="8"/><text:span text:style-name="T20">return 0;</text:span></text:p>
      <text:p text:style-name="P25"><text:s text:c="6"/><text:span text:style-name="T20">}</text:span></text:p>
      <text:p text:style-name="P25"><text:s text:c="4"/><text:span text:style-name="T20">}</text:span></text:p>
      <text:p text:style-name="P25"><text:s text:c="4"/><text:span text:style-name="T20">print_joueur(gagnant);</text:span></text:p>
      <text:p text:style-name="P25"><text:s text:c="4"/><text:span text:style-name="T20">return 0;</text:span></text:p>
      <text:p text:style-name="P28"><text:s text:c="2"/>}</text:p>
      <text:p text:style-name="Text_20_body"><text:line-break/></text:p>
      <text:p text:style-name="P20"/>
      <text:p text:style-name="P20"/>
      <text:p text:style-name="P20"/>
      <text:p text:style-name="P20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FMono-Regular" svg:font-family="SFMono-Regular, Consolas, 'Liberation Mono', Menlo, Courier, monospace"/>
    <style:font-face style:name="monospace" svg:font-family="monospace"/>
    <style:font-face style:name="Times New Roman1" svg:font-family="'Times New Roman'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xandre Leblon</meta:initial-creator>
    <meta:creation-date>2019-02-20T09:45:23.34</meta:creation-date>
    <dc:date>2019-02-22T20:32:07.71</dc:date>
    <meta:editing-duration>PT8H17M23S</meta:editing-duration>
    <meta:editing-cycles>29</meta:editing-cycles>
    <meta:generator>OpenOffice/4.1.1$Win32 OpenOffice.org_project/411m6$Build-9775</meta:generator>
    <dc:creator>Alexandre Leblon</dc:creator>
    <meta:document-statistic meta:table-count="0" meta:image-count="0" meta:object-count="0" meta:page-count="20" meta:paragraph-count="874" meta:word-count="3225" meta:character-count="25918"/>
  </office:meta>
</office:document-meta>
</file>